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8.087cm"/>
    </style:style>
    <style:style style:name="co3" style:family="table-column">
      <style:table-column-properties fo:break-before="auto" style:column-width="10.485cm"/>
    </style:style>
    <style:style style:name="ro1" style:family="table-row">
      <style:table-row-properties style:row-height="1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fermentables" table:style-name="ta1">
        <table:table-column table:style-name="co1" table:default-cell-style-name="Default"/>
        <table:table-column table:style-name="co2" table:default-cell-style-name="Default"/>
        <table:table-column table:style-name="co3" table:default-cell-style-name="Default"/>
        <table:table-column table:style-name="co1" table:number-columns-repeated="8" table:default-cell-style-name="Default"/>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PILSEN 2RP</text:p>
          </table:table-cell>
          <table:table-cell office:value-type="string" calcext:value-type="string">
            <text:p>Grain malté</text:p>
          </table:table-cell>
          <table:table-cell office:value-type="string" calcext:value-type="string">
            <text:p>Base (Pilsner|Lager)</text:p>
          </table:table-cell>
          <table:table-cell office:value-type="string" calcext:value-type="string">
            <text:p>3.5</text:p>
          </table:table-cell>
          <table:table-cell office:value-type="float" office:value="82" calcext:value-type="float">
            <text:p>82</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196&amp;CropYear=2022&amp;Language=French&amp;FileType=HTML</text:p>
          </table:table-cell>
          <table:table-cell office:value-type="string" calcext:value-type="string">
            <text:p/>
            <text:p>Caractéristiques</text:p>
            <text:p>Malt belge le plus légèrement coloré. Produit des meilleures orges de brasserie. Touraillage jusqu’à 80 - 85°C.</text:p>
            <text:p/>
            <text:p>Particularités</text:p>
            <text:p>Le plus légèrement coloré, ce malt est bien modifié et facilement empâté par infusion ou décoction. Notre malt Château Pilsen a une flaveur forte et douce de malt et possède assez de pouvoir enzymatique pour être utilisé en qualité de malt de base.</text:p>
            <text:p/>
            <text:p>Usage</text:p>
            <text:p>Tous les types de bières. Peut être utilisé jusqu’à 100 % du mélange pour des bières blondes (Pilsner, Lager) ou en moindres pourcentages pour les autres bières.</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
            <text:p>CHÂTEAU MARIS OTTER MALT</text:p>
            <text:p/>
          </table:table-cell>
          <table:table-cell office:value-type="string" calcext:value-type="string">
            <text:p>Grain malté</text:p>
          </table:table-cell>
          <table:table-cell office:value-type="string" calcext:value-type="string">
            <text:p>Base (Pilsner|Lager)</text:p>
          </table:table-cell>
          <table:table-cell office:value-type="string" calcext:value-type="string">
            <text:p>4.5</text:p>
          </table:table-cell>
          <table:table-cell office:value-type="string" calcext:value-type="string">
            <text:p>81.5</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85&amp;CropYear=2022&amp;Language=French&amp;FileType=HTML</text:p>
          </table:table-cell>
          <table:table-cell office:value-type="string" calcext:value-type="string">
            <text:p/>
            <text:p>Caractéristiques</text:p>
            <text:p>Le malt Château Maris Otter est produit à partir de la légendaire variété d'orge britannique Maris Otter. Cette variété est rapidement devenue populaire parmi les brasseurs, donnant forme et caractère à de nombreux styles de bière anglaise. À l'heure actuelle, l'utilisation de ce malt reflète la tradition et l'histoire.</text:p>
            <text:p/>
            <text:p>Particularités</text:p>
            <text:p>Le malt Château Maris Otter donne une riche saveur de malt sucré mais peu de couleur à la bière. Utilisé comme malt de base, il aide à produire une bière très claire, avec un fort attrait et un faible degré de formation de mousse, en raison de son faible taux de protéines, traditionnel dans les styles de bière anglais.</text:p>
            <text:p/>
            <text:p>Usage</text:p>
            <text:p>Conseillé pour des bières type English Ales, English Bitter et Cask Ales. Jusqu’à 100% du mélange.</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PILSEN 2RP TERRA BREW®</text:p>
          </table:table-cell>
          <table:table-cell office:value-type="string" calcext:value-type="string">
            <text:p>Grain malté</text:p>
          </table:table-cell>
          <table:table-cell office:value-type="string" calcext:value-type="string">
            <text:p>Base (Pilsner|Lager)</text:p>
          </table:table-cell>
          <table:table-cell office:value-type="string" calcext:value-type="string">
            <text:p>3.5</text:p>
          </table:table-cell>
          <table:table-cell office:value-type="float" office:value="80" calcext:value-type="float">
            <text:p>80</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89&amp;CropYear=2022&amp;Language=French&amp;FileType=HTML</text:p>
          </table:table-cell>
          <table:table-cell office:value-type="string" calcext:value-type="string">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PILSEN 6RH</text:p>
          </table:table-cell>
          <table:table-cell office:value-type="string" calcext:value-type="string">
            <text:p>Grain malté</text:p>
          </table:table-cell>
          <table:table-cell office:value-type="string" calcext:value-type="string">
            <text:p>Base (Pilsner|Lager)</text:p>
          </table:table-cell>
          <table:table-cell office:value-type="float" office:value="4" calcext:value-type="float">
            <text:p>4</text:p>
          </table:table-cell>
          <table:table-cell office:value-type="float" office:value="79" calcext:value-type="float">
            <text:p>79</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134&amp;CropYear=2022&amp;Language=French&amp;FileType=HTML</text:p>
          </table:table-cell>
          <table:table-cell office:value-type="string" calcext:value-type="string">
            <text:p/>
            <text:p>Caractéristiques</text:p>
            <text:p>Malt belge le plus légèrement coloré. Produit des meilleures orges de brasserie. Touraillage jusqu’à 80 - 85°C.</text:p>
            <text:p/>
            <text:p>Particularités</text:p>
            <text:p>Le plus légèrement coloré, ce malt est bien modifié et facilement empâté par infusion ou décoction. Notre malt Château Pilsen a une flaveur forte et douce de malt et possède assez de pouvoir enzymatique pour être utilisé en qualité de malt de base.</text:p>
            <text:p/>
            <text:p>Usage</text:p>
            <text:p>Tous les types de bières. Peut être utilisé jusqu’à 50% du mélange pour des bières blondes (Pilsner, Lager) ou en moindres pourcentages pour les autres bières.</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VIENNA®</text:p>
          </table:table-cell>
          <table:table-cell office:value-type="string" calcext:value-type="string">
            <text:p>Grain malté</text:p>
          </table:table-cell>
          <table:table-cell office:value-type="string" calcext:value-type="string">
            <text:p>Vienne</text:p>
          </table:table-cell>
          <table:table-cell office:value-type="float" office:value="7" calcext:value-type="float">
            <text:p>7</text:p>
          </table:table-cell>
          <table:table-cell office:value-type="float" office:value="80" calcext:value-type="float">
            <text:p>80</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asp?P=105&amp;Language=French</text:p>
          </table:table-cell>
          <table:table-cell office:value-type="string" calcext:value-type="string">
            <text:p/>
            <text:p>Caractéristiques</text:p>
            <text:p>Malt belge de base Château Vienna. Légèrement touraillé jusqu’à 85 - 90°C, avec une durée de touraillage plus courte que dans le cas des autres malts.</text:p>
            <text:p/>
            <text:p>Particularités</text:p>
            <text:p>Donne une saveur un peu plus intense de malt et céréales que le malt Pilsen, ainsi que quelques arômes de caramel. Touraillé à température plus élevée que le malt Pilsen. De ce fait, il produit une couleur dorée un peu plus riche et intensifie en même temps le corps et la plénitude de la bière. Grâce à la température plus haute de touraillage, l’activité enzymatique du malt Château Vienna est un peu plus basse que celle du malt Pilsen. Néanmoins, le malt Château Vienna a assez de pouvoir enzymatique pour supporter l’addition de grandes quantités de malts spéciaux.</text:p>
            <text:p/>
            <text:p>Usage</text:p>
            <text:p>Comme base, pour tous les types de bières; Vienna lager. Intensifie la couleur et l’arôme des bières légères. Peut être utilisé jusqu’à 100 % du mélange : 10 – 30 % pour les Pils, 60 – 90 % pour des bières claires ambrées ; 70 – 80 % pour des bières ambrées et foncées.</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PALE ALE®</text:p>
          </table:table-cell>
          <table:table-cell office:value-type="string" calcext:value-type="string">
            <text:p>Grain malté</text:p>
          </table:table-cell>
          <table:table-cell office:value-type="string" calcext:value-type="string">
            <text:p>Base (Pale)</text:p>
          </table:table-cell>
          <table:table-cell office:value-type="float" office:value="10" calcext:value-type="float">
            <text:p>10</text:p>
          </table:table-cell>
          <table:table-cell office:value-type="float" office:value="80" calcext:value-type="float">
            <text:p>80</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140&amp;CropYear=2022&amp;Language=French&amp;FileType=HTML</text:p>
          </table:table-cell>
          <table:table-cell office:value-type="string" calcext:value-type="string">
            <text:p/>
            <text:p>Caractéristiques</text:p>
            <text:p>Malt de base belge légèrement coloré. Touraillé jusqu’à 90 - 95°C. </text:p>
            <text:p/>
            <text:p>Particularités</text:p>
            <text:p>Le malt Château Pale Ale est généralement utilisé comme malt de base ou en combinaison avec le malt Pilsen 2RP afin d’obtenir une flaveur de malt plus intense et de la coloration complémentaire. D’une couleur plus foncée, ce malt peut donner une teinte dorée à la couleur du moût. Pour produire des bières ambrées et amères, s’utilise avec des levures puissantes. Touraillé pendant une période plus longue, il est mieux modifié et apporte une flaveur plus prononcée que le malt Pilsen. Les enzymes du malt Château Pale Ale supportent l’utilisation des malts spéciaux non-enzymatiques.</text:p>
            <text:p/>
            <text:p>Usage</text:p>
            <text:p>Bières type Pale Ale, amères, la plupart des bières anglaises traditionnelles. Peut être utilisé jusqu’à 100% du mélange.</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MUNICH LIGHT®</text:p>
          </table:table-cell>
          <table:table-cell office:value-type="string" calcext:value-type="string">
            <text:p>Grain malté</text:p>
          </table:table-cell>
          <table:table-cell office:value-type="string" calcext:value-type="string">
            <text:p>Munich</text:p>
          </table:table-cell>
          <table:table-cell office:value-type="float" office:value="17" calcext:value-type="float">
            <text:p>17</text:p>
          </table:table-cell>
          <table:table-cell office:value-type="float" office:value="80" calcext:value-type="float">
            <text:p>80</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138&amp;CropYear=2022&amp;Language=French&amp;FileType=HTML</text:p>
          </table:table-cell>
          <table:table-cell office:value-type="string" calcext:value-type="string">
            <text:p/>
            <text:p>Malt belge spécial de type Munich. Touraillé jusqu’à 100 - 105°C.</text:p>
            <text:p/>
            <text:p>Particularités</text:p>
            <text:p>Un malt riche et doré. Intensifie légèrement la coloration vers une belle couleur orange-doré. Donne à certaines bières un arôme prononcé de grains et de malt, sans nuire à la stabilité de la mousse et au corps. En petites quantités, en combinaison avec le malt Château Pilsen 2RP, ce malt est utilisé dans la production des bières claires pour affiner la flaveur de malt et obtenir une couleur plus riche. Renforce le goût des bières de caractère.</text:p>
            <text:p/>
            <text:p>Usage</text:p>
            <text:p>Bières Pale Ale, ambrées, brunes, fortes et foncées, Bocks. Mélange recommandé : jusqu’à 60%.</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MUNICH</text:p>
          </table:table-cell>
          <table:table-cell office:value-type="string" calcext:value-type="string">
            <text:p>Grain malté</text:p>
          </table:table-cell>
          <table:table-cell office:value-type="string" calcext:value-type="string">
            <text:p>Munich</text:p>
          </table:table-cell>
          <table:table-cell office:value-type="float" office:value="28" calcext:value-type="float">
            <text:p>28</text:p>
          </table:table-cell>
          <table:table-cell office:value-type="float" office:value="80" calcext:value-type="float">
            <text:p>80</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136&amp;CropYear=2022&amp;Language=French&amp;FileType=HTML</text:p>
          </table:table-cell>
          <table:table-cell office:value-type="string" calcext:value-type="string">
            <text:p/>
            <text:p>Caractéristiques</text:p>
            <text:p>Malt belge spécial de type Munich. Touraillé jusqu’à 100 - 105°C.</text:p>
            <text:p/>
            <text:p>Particularités</text:p>
            <text:p>Un malt riche et doré. Intensifie légèrement la coloration vers une belle couleur orange-doré. Donne à certaines bières un arôme prononcé de grains et de malt, sans nuire à la stabilité de la mousse et au corps. En petites quantités, en combinaison avec le malt Château Pilsen 2RP, ce malt est utilisé dans la production des bières claires pour affiner la flaveur de malt et obtenir une couleur plus riche. Renforce le goût des bières de caractère.</text:p>
            <text:p/>
            <text:p>Usage</text:p>
            <text:p>Bières Pale Ale, ambrées, brunes, fortes et foncées, Bocks. Mélange recommandé : jusqu’à 60%.</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
            <text:p>CHÂTEAU MELANO LIGHT</text:p>
            <text:p/>
          </table:table-cell>
          <table:table-cell office:value-type="string" calcext:value-type="string">
            <text:p>Grain malté</text:p>
          </table:table-cell>
          <table:table-cell office:value-type="string" calcext:value-type="string">
            <text:p>Caramel|Crystal</text:p>
          </table:table-cell>
          <table:table-cell office:value-type="float" office:value="40" calcext:value-type="float">
            <text:p>40</text:p>
          </table:table-cell>
          <table:table-cell office:value-type="float" office:value="78" calcext:value-type="float">
            <text:p>78</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193&amp;CropYear=2022&amp;Language=French&amp;FileType=HTML</text:p>
          </table:table-cell>
          <table:table-cell office:value-type="string" calcext:value-type="string">
            <text:p/>
            <text:p>Caractéristiques</text:p>
            <text:p>Malt belge Mélanoïdine (Mélano). Germination spéciale. Processus spécial de touraillage jusqu’à 130°C. Tandis que le malt Château Mélano est lentement touraillé, la température est augmentée, ce qui permet la formation des mélanoïdes. *)</text:p>
            <text:p/>
            <text:p>Particularités</text:p>
            <text:p>Très aromatique, avec une flaveur intense de malt. Donne de la plénitude et de la rondeur à la couleur de la bière, intensifie la stabilité de la flaveur et enrichit la couleur rouge de la bière. Augmente le corps de la bière. Ce malt est aussi appelé «Turbo Munich».</text:p>
            <text:p/>
            <text:p>Usage</text:p>
            <text:p>Bières ambrées et foncées, type ales écossaises, ales ambrées, rouges. Mélange recommandé: jusqu’à 20%.</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ABBAYE®</text:p>
          </table:table-cell>
          <table:table-cell office:value-type="string" calcext:value-type="string">
            <text:p>Grain malté</text:p>
          </table:table-cell>
          <table:table-cell office:value-type="string" calcext:value-type="string">
            <text:p>Orge rôtie</text:p>
          </table:table-cell>
          <table:table-cell office:value-type="float" office:value="45" calcext:value-type="float">
            <text:p>45</text:p>
          </table:table-cell>
          <table:table-cell office:value-type="float" office:value="78" calcext:value-type="float">
            <text:p>78</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137&amp;CropYear=2022&amp;Language=French&amp;FileType=HTML</text:p>
          </table:table-cell>
          <table:table-cell office:value-type="string" calcext:value-type="string">
            <text:p/>
            <text:p>Caractéristiques</text:p>
            <text:p>Malt belge brun. Germination spéciale et touraillage jusqu’à 110°C.</text:p>
            <text:p/>
            <text:p>Particularités</text:p>
            <text:p>Donne une forte saveur de pain cuit, noix et fruits. La flaveur de ce malt a quelques notes d’amertume qui s’adoucissent avec sa maturité. Le malt Château Abbaye® peut avoir une flaveur assez forte et est généralement utilisé en petits pourcentages (10%) dans la production des types de bière réclamant une coloration intense.</text:p>
            <text:p/>
            <text:p>Usage</text:p>
            <text:p>Bières types Pale Ale, porters bruns et bières spéciales ; diverses bières anglaises. Jusqu’à 25% du mélange.</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MELANO</text:p>
          </table:table-cell>
          <table:table-cell office:value-type="string" calcext:value-type="string">
            <text:p>Grain malté</text:p>
          </table:table-cell>
          <table:table-cell office:value-type="string" calcext:value-type="string">
            <text:p>Caramel|Crystal</text:p>
          </table:table-cell>
          <table:table-cell office:value-type="float" office:value="80" calcext:value-type="float">
            <text:p>80</text:p>
          </table:table-cell>
          <table:table-cell office:value-type="float" office:value="78" calcext:value-type="float">
            <text:p>78</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192&amp;CropYear=2022&amp;Language=French&amp;FileType=HTML</text:p>
          </table:table-cell>
          <table:table-cell office:value-type="string" calcext:value-type="string">
            <text:p/>
            <text:p>Caractéristiques</text:p>
            <text:p>Malt belge Mélanoïdine (Mélano). Germination spéciale. Processus spécial de touraillage jusqu’à 130°C. Tandis que le malt Château Mélano est lentement touraillé, la température est augmentée, ce qui permet la formation des mélanoïdes. *)</text:p>
            <text:p/>
            <text:p>Particularités</text:p>
            <text:p>Très aromatique, avec une flaveur intense de malt. Donne de la plénitude et de la rondeur à la couleur de la bière, intensifie la stabilité de la flaveur et enrichit la couleur rouge de la bière. Augmente le corps de la bière. Ce malt est aussi appelé «Turbo Munich».</text:p>
            <text:p/>
            <text:p>Usage</text:p>
            <text:p>Bières ambrées et foncées, type ales écossaises, ales ambrées, rouges. Mélange recommandé: jusqu’à 20%.</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ARÔME</text:p>
          </table:table-cell>
          <table:table-cell office:value-type="string" calcext:value-type="string">
            <text:p>Grain malté</text:p>
          </table:table-cell>
          <table:table-cell office:value-type="string" calcext:value-type="string">
            <text:p>Caramel|Crystal</text:p>
          </table:table-cell>
          <table:table-cell office:value-type="float" office:value="100" calcext:value-type="float">
            <text:p>100</text:p>
          </table:table-cell>
          <table:table-cell office:value-type="float" office:value="78" calcext:value-type="float">
            <text:p>78</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180&amp;CropYear=2022&amp;Language=French&amp;FileType=HTML</text:p>
          </table:table-cell>
          <table:table-cell office:value-type="string" calcext:value-type="string">
            <text:p/>
            <text:p>Caractéristiques</text:p>
            <text:p>Malt belge aromatique. Haute température de germination, touraillé jusqu’à 115°C pour développer un grand arôme.</text:p>
            <text:p/>
            <text:p>Particularités</text:p>
            <text:p>Donne un arôme et une flaveur très vive de malt aux bières ambrées et lagers foncés. En comparaison aux autres malts colorés traditionnels, le malt Château Arôme a un pouvoir diastasique plus élevé et produit une amertume moins intense.</text:p>
            <text:p/>
            <text:p>Usage</text:p>
            <text:p>Bières spéciales très aromatiques. Peut être utilisé jusqu’à 20% du mélange.</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RYSTAL®</text:p>
          </table:table-cell>
          <table:table-cell office:value-type="string" calcext:value-type="string">
            <text:p>Grain malté</text:p>
          </table:table-cell>
          <table:table-cell office:value-type="string" calcext:value-type="string">
            <text:p>Caramel|Crystal</text:p>
          </table:table-cell>
          <table:table-cell office:value-type="float" office:value="150" calcext:value-type="float">
            <text:p>150</text:p>
          </table:table-cell>
          <table:table-cell office:value-type="float" office:value="78" calcext:value-type="float">
            <text:p>78</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182&amp;CropYear=2022&amp;Language=French&amp;FileType=HTML</text:p>
          </table:table-cell>
          <table:table-cell office:value-type="string" calcext:value-type="string">
            <text:p/>
            <text:p>Caractéristiques</text:p>
            <text:p>Malt belge aromatique, à caramélisation spéciale développée par la Malterie du Château. Processus particulier de germination. Caramélisé en quelques étapes pour obtenir ses arôme et saveur uniques.</text:p>
            <text:p/>
            <text:p>Particularités</text:p>
            <text:p>Ce malt de couleur caramel - cuivre donne un goût riche et de l’arôme aux bières ambrées et foncées du type Lager. Par comparaison aux autres malts colorés traditionnels, Château Crystal® a plus de pouvoir diastasique et apporte une amertume plus douce à la bière.</text:p>
            <text:p/>
            <text:p>Usage</text:p>
            <text:p>Bières aromatiques et colorées. Toutes bières réclamant une forte saveur de malt. Ales belges et bocks allemandes. Mélange recommandé : jusqu’à 20%.</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AFÉ LIGHT</text:p>
          </table:table-cell>
          <table:table-cell office:value-type="string" calcext:value-type="string">
            <text:p>Grain malté</text:p>
          </table:table-cell>
          <table:table-cell office:value-type="string" calcext:value-type="string">
            <text:p>Caramel|Crystal</text:p>
          </table:table-cell>
          <table:table-cell office:value-type="float" office:value="250" calcext:value-type="float">
            <text:p>250</text:p>
          </table:table-cell>
          <table:table-cell office:value-type="float" office:value="77" calcext:value-type="float">
            <text:p>77</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194&amp;CropYear=2022&amp;Language=French&amp;FileType=HTML</text:p>
          </table:table-cell>
          <table:table-cell office:value-type="string" calcext:value-type="string">
            <text:p/>
            <text:p>Caractéristiques</text:p>
            <text:p>Malt belge Château Café Light. Révélation du goût jusqu’à 200°C.</text:p>
            <text:p/>
            <text:p>Particularités</text:p>
            <text:p>Donne un goût doux et une saveur de café et de noix à la bière. Apporte de la complexité à toutes les ales foncées et renforce la couleur de la bière.</text:p>
            <text:p/>
            <text:p>Usage</text:p>
            <text:p>Stouts, porters, dans les ales brunes - en petites quantités pour obtenir quelques nuances de café rôti frais. Mélange recommandé : jusqu’à 10 %.</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SMOKED (FUMÉ)</text:p>
          </table:table-cell>
          <table:table-cell office:value-type="string" calcext:value-type="string">
            <text:p>Grain malté</text:p>
          </table:table-cell>
          <table:table-cell office:value-type="string" calcext:value-type="string">
            <text:p>Base (Fumé)</text:p>
          </table:table-cell>
          <table:table-cell office:value-type="float" office:value="8" calcext:value-type="float">
            <text:p>8</text:p>
          </table:table-cell>
          <table:table-cell office:value-type="float" office:value="77" calcext:value-type="float">
            <text:p>77</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17&amp;CropYear=2022&amp;Language=French&amp;FileType=HTML</text:p>
          </table:table-cell>
          <table:table-cell office:value-type="string" calcext:value-type="string">
            <text:p/>
            <text:p>Caractéristiques</text:p>
            <text:p>Type spécial de malt avec une activité enzymatique importante, utilisé dans la production d'une grande variété de types de bières.</text:p>
            <text:p/>
            <text:p>Particularités</text:p>
            <text:p>Fumé au bois de hêtre. Il développe une saveur intense de fumée et apporte une note de douceur à votre bière.</text:p>
            <text:p/>
            <text:p>Usage</text:p>
            <text:p>Jusqu’à 15% du mélange</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ARA CLAIR®</text:p>
          </table:table-cell>
          <table:table-cell office:value-type="string" calcext:value-type="string">
            <text:p>Grain malté</text:p>
          </table:table-cell>
          <table:table-cell office:value-type="string" calcext:value-type="string">
            <text:p>Caramel|Crystal</text:p>
          </table:table-cell>
          <table:table-cell office:value-type="float" office:value="9" calcext:value-type="float">
            <text:p>9</text:p>
          </table:table-cell>
          <table:table-cell office:value-type="float" office:value="78" calcext:value-type="float">
            <text:p>78</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32&amp;CropYear=2022&amp;Language=French&amp;FileType=HTML</text:p>
          </table:table-cell>
          <table:table-cell office:value-type="string" calcext:value-type="string">
            <text:p/>
            <text:p>Caractéristiques</text:p>
            <text:p>Malt Château Cara Clair est le plus pâle Malt Caramel belge réalisé selon un procédé particulier.</text:p>
            <text:p/>
            <text:p>Particularités</text:p>
            <text:p>Château Cara Clair est un type de malt caramel belge qui intensifie le corps de la bière. Il favorise la formation et la tenue de la mousse. Il apporte douceur et arôme de biscuit à la bière.</text:p>
            <text:p/>
            <text:p>Usage</text:p>
            <text:p>Pilsner Lager, bière avec une quantité réduite d’alcool, bière légère, bière Bock. Jusqu'à 30% du mélange.</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
            <text:p>CHÂTEAU CARA BLOND®</text:p>
            <text:p/>
          </table:table-cell>
          <table:table-cell office:value-type="string" calcext:value-type="string">
            <text:p>Grain malté</text:p>
          </table:table-cell>
          <table:table-cell office:value-type="string" calcext:value-type="string">
            <text:p>Caramel|Crystal</text:p>
          </table:table-cell>
          <table:table-cell office:value-type="float" office:value="21" calcext:value-type="float">
            <text:p>21</text:p>
          </table:table-cell>
          <table:table-cell office:value-type="float" office:value="78" calcext:value-type="float">
            <text:p>78</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177&amp;CropYear=2022&amp;Language=French&amp;FileType=HTML</text:p>
          </table:table-cell>
          <table:table-cell office:value-type="string" calcext:value-type="string">
            <text:p/>
            <text:p>Caractéristiques</text:p>
            <text:p>Malt Château Cara Blond® belge. Torréfié à température modérée pour enlever l’amertume.</text:p>
            <text:p/>
            <text:p>Particularités</text:p>
            <text:p>Le malt Château Cara Blond® donne un arôme doux, ainsi qu’une flaveur unique de caramel. Il crée une couleur dorée. Une particularité typique de malts Caramel est la présence des grains entiers qui fournissent les composants non-fermentescibles nécessaires pour augmenter le moelleux en bouche, la stabilité de la mousse et celle de la bière.</text:p>
            <text:p/>
            <text:p>Usage</text:p>
            <text:p>Bières blanches, légères, à faible densité alcoolique et sans alcool, bières d`Abbaye. Mélange maximum recommandé : jusqu’à 30%.</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ARA BLOND TERRA BREW®</text:p>
          </table:table-cell>
          <table:table-cell office:value-type="string" calcext:value-type="string">
            <text:p>Grain malté</text:p>
          </table:table-cell>
          <table:table-cell office:value-type="string" calcext:value-type="string">
            <text:p>Caramel|Crystal</text:p>
          </table:table-cell>
          <table:table-cell office:value-type="float" office:value="21" calcext:value-type="float">
            <text:p>21</text:p>
          </table:table-cell>
          <table:table-cell office:value-type="float" office:value="78" calcext:value-type="float">
            <text:p>78</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90&amp;CropYear=2020&amp;Language=French&amp;FileType=HTML</text:p>
          </table:table-cell>
          <table:table-cell office:value-type="string" calcext:value-type="string">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ARA BELGIUM</text:p>
          </table:table-cell>
          <table:table-cell office:value-type="string" calcext:value-type="string">
            <text:p>Grain malté</text:p>
          </table:table-cell>
          <table:table-cell office:value-type="string" calcext:value-type="string">
            <text:p>Caramel|Crystal</text:p>
          </table:table-cell>
          <table:table-cell office:value-type="string" calcext:value-type="string">
            <text:p>32.5</text:p>
          </table:table-cell>
          <table:table-cell office:value-type="float" office:value="76" calcext:value-type="float">
            <text:p>76</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61&amp;CropYear=2022&amp;Language=French&amp;FileType=HTML</text:p>
          </table:table-cell>
          <table:table-cell office:value-type="string" calcext:value-type="string">
            <text:p/>
            <text:p>Caractéristiques</text:p>
            <text:p>Malt caramel typiquement belge. Germination à haute température, suivie d’une torréfaction en tambour.</text:p>
            <text:p/>
            <text:p>Particularités</text:p>
            <text:p>Ce malt confère une teinte dorée aux bières et des notes subtiles de caramel. Il renforce les flaveurs typiques des bières artisanales belges.</text:p>
            <text:p/>
            <text:p>Usage</text:p>
            <text:p>Bières spéciales belges, qu’elles soient blondes, ambrées, brunes, doubles ou triples. Mélange maximum recommandé: jusqu’à 30%.</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ARA RUBY®</text:p>
          </table:table-cell>
          <table:table-cell office:value-type="string" calcext:value-type="string">
            <text:p>Grain malté</text:p>
          </table:table-cell>
          <table:table-cell office:value-type="string" calcext:value-type="string">
            <text:p>Caramel|Crystal</text:p>
          </table:table-cell>
          <table:table-cell office:value-type="float" office:value="50" calcext:value-type="float">
            <text:p>50</text:p>
          </table:table-cell>
          <table:table-cell office:value-type="float" office:value="78" calcext:value-type="float">
            <text:p>78</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178&amp;CropYear=2022&amp;Language=French&amp;FileType=HTML</text:p>
          </table:table-cell>
          <table:table-cell office:value-type="string" calcext:value-type="string">
            <text:p/>
            <text:p>Caractéristiques</text:p>
            <text:p>Malt Château Cara Ruby® belge. Haute température de germination. Torréfié jusqu’à 220°C pour développer un grand arôme.</text:p>
            <text:p/>
            <text:p>Particularités</text:p>
            <text:p>Château Cara Ruby® donne un arôme riche, ainsi qu’une flaveur unique de caramel. Il crée une couleur ambrée claire à rougeâtre. Une particularité typique de malts Caramel est la présence des grains entiers qui fournissent les composants non-fermentescibles nécessaires pour augmenter le moelleux en bouche, la stabilité de la mousse et celle de la bière.</text:p>
            <text:p/>
            <text:p>Usage</text:p>
            <text:p>Bières blanches, légères, à faible densité alcoolique et sans alcool, bières d`Abbaye. Mélange maximum recommandé : jusqu’à 25%.</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ARA HONEY</text:p>
          </table:table-cell>
          <table:table-cell office:value-type="string" calcext:value-type="string">
            <text:p>Grain malté</text:p>
          </table:table-cell>
          <table:table-cell office:value-type="string" calcext:value-type="string">
            <text:p>Caramel|Crystal</text:p>
          </table:table-cell>
          <table:table-cell office:value-type="float" office:value="70" calcext:value-type="float">
            <text:p>70</text:p>
          </table:table-cell>
          <table:table-cell office:value-type="float" office:value="75" calcext:value-type="float">
            <text:p>75</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62&amp;CropYear=2022&amp;Language=French&amp;FileType=HTML</text:p>
          </table:table-cell>
          <table:table-cell office:value-type="string" calcext:value-type="string">
            <text:p/>
            <text:p>Caractéristiques</text:p>
            <text:p>Malt caramel ambré belge. Germination à haute température, suivie d’une torréfaction en tambour.</text:p>
            <text:p/>
            <text:p>Particularités</text:p>
            <text:p>Ce malt confère une teinte rougeâtre aux bières ainsi que des notes de caramel, de bonbon et de pain. Il donne du corps aux bières spéciales et il améliore la formation et la rétention de la mousse.</text:p>
            <text:p/>
            <text:p>Usage</text:p>
            <text:p>Bières de type ale ou lager: rouges, ambrées ou brunes; ou pour des bières de type Bock ou foncées. Mélange maximum recommandé: jusqu’à 20%.</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ARA ARÔME</text:p>
          </table:table-cell>
          <table:table-cell office:value-type="string" calcext:value-type="string">
            <text:p>Grain malté</text:p>
          </table:table-cell>
          <table:table-cell office:value-type="string" calcext:value-type="string">
            <text:p>Caramel|Crystal</text:p>
          </table:table-cell>
          <table:table-cell office:value-type="float" office:value="90" calcext:value-type="float">
            <text:p>90</text:p>
          </table:table-cell>
          <table:table-cell office:value-type="float" office:value="75" calcext:value-type="float">
            <text:p>75</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63&amp;CropYear=2022&amp;Language=French&amp;FileType=HTML</text:p>
          </table:table-cell>
          <table:table-cell office:value-type="string" calcext:value-type="string">
            <text:p/>
            <text:p>Caractéristiques</text:p>
            <text:p>Malt caramel aromatique belge. Germination à haute température, suivie d’une torréfaction en tambour.</text:p>
            <text:p/>
            <text:p>Particularités</text:p>
            <text:p>Ce malt confère une teinte ambré foncé à cuivré aux bières. Il apporte des arômes intenses de caramel et de malt, ainsi que des notes de biscuit. Il intensifie considérablement le corps des bières spéciales et il améliore la formation et la rétention de la mousse.</text:p>
            <text:p/>
            <text:p>Usage</text:p>
            <text:p>Bières ales et lager de tout type. Mélange maximum recommandé: jusqu’à 15%.</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
            <text:p>CHÂTEAU CARA GOLD®</text:p>
          </table:table-cell>
          <table:table-cell office:value-type="string" calcext:value-type="string">
            <text:p>Grain malté</text:p>
          </table:table-cell>
          <table:table-cell office:value-type="string" calcext:value-type="string">
            <text:p>Caramel|Crystal</text:p>
          </table:table-cell>
          <table:table-cell office:value-type="float" office:value="120" calcext:value-type="float">
            <text:p>120</text:p>
          </table:table-cell>
          <table:table-cell office:value-type="float" office:value="78" calcext:value-type="float">
            <text:p>78</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181&amp;CropYear=2022&amp;Language=French&amp;FileType=HTML</text:p>
          </table:table-cell>
          <table:table-cell office:value-type="string" calcext:value-type="string">
            <text:p/>
            <text:p>Caractéristiques</text:p>
            <text:p>Malt caramel belge doré. Haute température de germination. Torréfié jusqu’à 220°C pour développer un grand arôme.</text:p>
            <text:p/>
            <text:p>Particularités</text:p>
            <text:p>Château Cara Gold® malt donne un arôme intense, ainsi qu’une flaveur unique de caramel et de cassonade. Il crée une couleur ambrée riche. Une particularité typique de malts Caramel est la présence des grains entiers qui fournissent les composants non-fermentescibles nécessaires pour augmenter le moelleux en bouche, la stabilité de la mousse et celle de la bière.</text:p>
            <text:p/>
            <text:p>Usage</text:p>
            <text:p>Bières aromatiques et colorées. Mélange maximum recommandé : jusqu’à 20%.</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
            <text:p>CHÂTEAU CARA GOLD TERRA BREW®</text:p>
            <text:p/>
          </table:table-cell>
          <table:table-cell office:value-type="string" calcext:value-type="string">
            <text:p>Grain malté</text:p>
          </table:table-cell>
          <table:table-cell office:value-type="string" calcext:value-type="string">
            <text:p>Caramel|Crystal</text:p>
          </table:table-cell>
          <table:table-cell office:value-type="float" office:value="120" calcext:value-type="float">
            <text:p>120</text:p>
          </table:table-cell>
          <table:table-cell office:value-type="float" office:value="78" calcext:value-type="float">
            <text:p>78</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91&amp;CropYear=2022&amp;Language=French&amp;FileType=HTML</text:p>
          </table:table-cell>
          <table:table-cell office:value-type="string" calcext:value-type="string">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
            <text:p>CHÂTEAU CARA CRYSTAL®</text:p>
            <text:p/>
          </table:table-cell>
          <table:table-cell office:value-type="string" calcext:value-type="string">
            <text:p>Grain malté</text:p>
          </table:table-cell>
          <table:table-cell office:value-type="string" calcext:value-type="string">
            <text:p>Caramel|Crystal</text:p>
          </table:table-cell>
          <table:table-cell office:value-type="float" office:value="150" calcext:value-type="float">
            <text:p>150</text:p>
          </table:table-cell>
          <table:table-cell office:value-type="float" office:value="74" calcext:value-type="float">
            <text:p>74</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64&amp;CropYear=2022&amp;Language=French&amp;FileType=HTML</text:p>
          </table:table-cell>
          <table:table-cell office:value-type="string" calcext:value-type="string">
            <text:p/>
            <text:p>Caractéristiques</text:p>
            <text:p>Malt caramel belge foncé. Germination à haute température, suivie d’une torréfaction en tambour.</text:p>
            <text:p/>
            <text:p>Particularités</text:p>
            <text:p>Ce malt confère une teinte ambré foncé à cuivré profond. Il apporte des arômes intenses de malt, de caramel et de biscuit. Il intensifie considérablement le corps des bières spéciales et il améliore la formation et la rétention de la mousse.</text:p>
            <text:p/>
            <text:p>Usage</text:p>
            <text:p>Bières de type Brown Ale, Lager foncée, Ambrée, Bock, etc. Mélange maximum recommandé: jusqu’à 15%.</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ARA TERRA®</text:p>
          </table:table-cell>
          <table:table-cell office:value-type="string" calcext:value-type="string">
            <text:p>Grain malté</text:p>
          </table:table-cell>
          <table:table-cell office:value-type="string" calcext:value-type="string">
            <text:p>Caramel|Crystal</text:p>
          </table:table-cell>
          <table:table-cell office:value-type="float" office:value="195" calcext:value-type="float">
            <text:p>195</text:p>
          </table:table-cell>
          <table:table-cell office:value-type="float" office:value="74" calcext:value-type="float">
            <text:p>74</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65&amp;CropYear=2022&amp;Language=French&amp;FileType=HTML</text:p>
          </table:table-cell>
          <table:table-cell office:value-type="string" calcext:value-type="string">
            <text:p/>
            <text:p>Caractéristiques</text:p>
            <text:p>Malt caramel belge de caractère. Germination à haute température, suivie d’une torréfaction en tambour.</text:p>
            <text:p/>
            <text:p>Particularités</text:p>
            <text:p>Ce malt confère une teinte brun-cuivré aux bières. Il apporte des arômes intenses de caramel, de bonbon et de pain, ainsi que des notes de noisettes. Il intensifie fortement le corps des bières spéciales.</text:p>
            <text:p/>
            <text:p>Usage</text:p>
            <text:p>Bières de type Lager de Bohème, Porter, Stout, mais aussi Bock, Lager foncée, etc. Mélange maximum recommandé: jusqu’à 15%.</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SPECIAL BELGIUM NATURE</text:p>
          </table:table-cell>
          <table:table-cell office:value-type="string" calcext:value-type="string">
            <text:p>Grain malté</text:p>
          </table:table-cell>
          <table:table-cell office:value-type="string" calcext:value-type="string">
            <text:p>Caramel|Crystal</text:p>
          </table:table-cell>
          <table:table-cell office:value-type="float" office:value="290" calcext:value-type="float">
            <text:p>290</text:p>
          </table:table-cell>
          <table:table-cell office:value-type="float" office:value="77" calcext:value-type="float">
            <text:p>77</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183&amp;CropYear=2022&amp;Language=French&amp;FileType=HTML</text:p>
          </table:table-cell>
          <table:table-cell office:value-type="string" calcext:value-type="string">
            <text:p/>
            <text:p>Caractéristiques</text:p>
            <text:p>Malt Caramel belge très spécial, à double torréfaction.</text:p>
            <text:p/>
            <text:p>Particularités</text:p>
            <text:p>Pour obtenir une couleur brun-noir foncée et de la plénitude. Flaveur et arôme uniques, donne beaucoup de couleur et un goût de raisin à la bière. Apporte une forte saveur de caramel et une note de noix et de prune. Le malt Château Spécial B® peut remplacer les malts Chocolat et Black si l’amertume n’est pas recherchée.</text:p>
            <text:p/>
            <text:p>Usage</text:p>
            <text:p>Bières d`Abbaye, Dubbels, Porters, Brown Ales, Doppelbocks. Mélange maximum recommandé : 10 %.</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SPECIAL BELGIUM TERRA BREW®</text:p>
          </table:table-cell>
          <table:table-cell office:value-type="string" calcext:value-type="string">
            <text:p>Grain malté</text:p>
          </table:table-cell>
          <table:table-cell office:value-type="string" calcext:value-type="string">
            <text:p>Caramel|Crystal</text:p>
          </table:table-cell>
          <table:table-cell office:value-type="float" office:value="290" calcext:value-type="float">
            <text:p>290</text:p>
          </table:table-cell>
          <table:table-cell office:value-type="float" office:value="77" calcext:value-type="float">
            <text:p>77</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92&amp;CropYear=2022&amp;Language=French&amp;FileType=HTML</text:p>
          </table:table-cell>
          <table:table-cell office:value-type="string" calcext:value-type="string">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ARA CAFÉ®</text:p>
          </table:table-cell>
          <table:table-cell office:value-type="string" calcext:value-type="string">
            <text:p>Grain malté</text:p>
          </table:table-cell>
          <table:table-cell office:value-type="string" calcext:value-type="string">
            <text:p>Caramel|Crystal</text:p>
          </table:table-cell>
          <table:table-cell office:value-type="float" office:value="400" calcext:value-type="float">
            <text:p>400</text:p>
          </table:table-cell>
          <table:table-cell office:value-type="float" office:value="70" calcext:value-type="float">
            <text:p>70</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66&amp;CropYear=2022&amp;Language=French&amp;FileType=HTML</text:p>
          </table:table-cell>
          <table:table-cell office:value-type="string" calcext:value-type="string">
            <text:p/>
            <text:p>Caractéristiques</text:p>
            <text:p>Malt caramel belge avec des notes de café. Germination à haute température, suivie d’une torréfaction en tambour.</text:p>
            <text:p/>
            <text:p>Particularités</text:p>
            <text:p>Ce malt confère une teinte brune aux bières. Il apporte des arômes intenses de caramel foncé, de noix grillées et de fruits secs. Il intensifie fortement le corps des bières spéciales.</text:p>
            <text:p/>
            <text:p>Usage</text:p>
            <text:p>Bières ambrées, Stout, Bock, Bière d’octobre, Lager, Ale foncée, Rouge Irlandaise, Barley Wine, etc. Mélange maximum recommandé: jusqu’à 15%.</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BISCUIT®</text:p>
          </table:table-cell>
          <table:table-cell office:value-type="string" calcext:value-type="string">
            <text:p>Grain malté</text:p>
          </table:table-cell>
          <table:table-cell office:value-type="string" calcext:value-type="string">
            <text:p>Amber|Biscuit|Victory</text:p>
          </table:table-cell>
          <table:table-cell office:value-type="float" office:value="50" calcext:value-type="float">
            <text:p>50</text:p>
          </table:table-cell>
          <table:table-cell office:value-type="float" office:value="77" calcext:value-type="float">
            <text:p>77</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179&amp;CropYear=2022&amp;Language=French&amp;FileType=HTML</text:p>
          </table:table-cell>
          <table:table-cell office:value-type="string" calcext:value-type="string">
            <text:p/>
            <text:p>Caractéristiques</text:p>
            <text:p>Malt belge unique et très spécial. Légèrement touraillé, puis légèrement torréfié jusqu’à 160°C.</text:p>
            <text:p/>
            <text:p>Particularités</text:p>
            <text:p>Le malt Château Biscuit® crée un arrière-goût de « grillé » bien prononcé. Apporte de l’arôme et de la flaveur de pain et biscuits doux. Ce malt donne au moût une couleur douce de brun léger à moyen. Le malt Biscuit est utilisé afin d’intensifier le goût et l’arôme de grillé, qui caractérise les bières de types Ale et Lager, en conférant des propriétés raffinées des malts Château Black et Château Chocolat. Ne contient pas d’enzymes. Doit être empâté avec des malts à pouvoir diastasique important.</text:p>
            <text:p/>
            <text:p>Usage</text:p>
            <text:p>Toutes les bières spéciales, ales anglaises, ales brunes et porters. Mélange maximum recommandé : 25%.</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AFÉ</text:p>
          </table:table-cell>
          <table:table-cell office:value-type="string" calcext:value-type="string">
            <text:p>Grain malté</text:p>
          </table:table-cell>
          <table:table-cell office:value-type="string" calcext:value-type="string">
            <text:p>Caramel|Crystal</text:p>
          </table:table-cell>
          <table:table-cell office:value-type="float" office:value="470" calcext:value-type="float">
            <text:p>470</text:p>
          </table:table-cell>
          <table:table-cell office:value-type="string" calcext:value-type="string">
            <text:p>75.5</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190&amp;CropYear=2022&amp;Language=French&amp;FileType=HTML</text:p>
          </table:table-cell>
          <table:table-cell office:value-type="string" calcext:value-type="string">
            <text:p/>
            <text:p>Caractéristiques</text:p>
            <text:p>Malt belge Café. Révélation du goût jusqu’à 200°C.</text:p>
            <text:p/>
            <text:p>Particularités</text:p>
            <text:p>Donne un goût doux et une saveur de café et de noix à la bière. Apporte de la complexité à toutes les ales foncées et renforce la couleur de la bière.</text:p>
            <text:p/>
            <text:p>Usage</text:p>
            <text:p>Stouts, porters, dans les ales brunes - en petites quantités pour obtenir quelques nuances de café rôti frais. Mélange recommandé: jusqu’à 10%.</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HOCOLAT LIGHT®</text:p>
          </table:table-cell>
          <table:table-cell office:value-type="string" calcext:value-type="string">
            <text:p>Grain malté</text:p>
          </table:table-cell>
          <table:table-cell office:value-type="string" calcext:value-type="string">
            <text:p>Chocolat</text:p>
          </table:table-cell>
          <table:table-cell office:value-type="float" office:value="600" calcext:value-type="float">
            <text:p>600</text:p>
          </table:table-cell>
          <table:table-cell office:value-type="float" office:value="78" calcext:value-type="float">
            <text:p>78</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73&amp;CropYear=2022&amp;Language=French&amp;FileType=HTML</text:p>
          </table:table-cell>
          <table:table-cell office:value-type="string" calcext:value-type="string">
            <text:p/>
            <text:p>Caractéristiques</text:p>
            <text:p>Une version pâle de notre célèbre Château Chocolat. Torréfié jusqu'à 220°C.</text:p>
            <text:p/>
            <text:p>Particularités</text:p>
            <text:p>Château Chocolat light est le compromis parfait entre Château Café et Château Chocolat. En augmentant la coloration, ce malt va apporter à votre bière de fortes notes de noisette et de café, tout en étant moins amer que Château Chocolat. Ce malt apportera des teintes brunes à foncées et une agréable sensation de douceur en bouche.</text:p>
            <text:p/>
            <text:p>Usage</text:p>
            <text:p>Bières brunes et noires, comme les brunes ales, les porters et les stouts. Jusqu'à 7% du mélange.</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HOCOLAT</text:p>
          </table:table-cell>
          <table:table-cell office:value-type="string" calcext:value-type="string">
            <text:p>Grain malté</text:p>
          </table:table-cell>
          <table:table-cell office:value-type="string" calcext:value-type="string">
            <text:p>Chocolat</text:p>
          </table:table-cell>
          <table:table-cell office:value-type="float" office:value="1000" calcext:value-type="float">
            <text:p>1000</text:p>
          </table:table-cell>
          <table:table-cell office:value-type="float" office:value="75" calcext:value-type="float">
            <text:p>75</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184&amp;CropYear=2022&amp;Language=French&amp;FileType=HTML</text:p>
          </table:table-cell>
          <table:table-cell office:value-type="string" calcext:value-type="string">
            <text:p/>
            <text:p>Caractéristiques</text:p>
            <text:p>Malt belge Château Chocolat. Torréfié à 220°C, puis rapidement refroidi dès que la couleur désirée est obtenue.</text:p>
            <text:p/>
            <text:p>Particularités</text:p>
            <text:p>Le malt Château Chocolat est un malt torréfié à haute température pour obtenir la couleur brun foncé dont découle son nom. Il est utilisé pour affiner la couleur et donner une flaveur de noix torréfiée à la bière. Ce malt a beaucoup de particularités communes avec le malt Black, mais il est moins amer et plus clair, puisqu’il est torréfié pendant une période un peu plus courte et à des températures finales moins élevées.</text:p>
            <text:p/>
            <text:p>Usage</text:p>
            <text:p>Bières foncées, fortes, noires, telles que les Porters, Stouts et Brown Ales. Mélange maximum recommandé : 7%.</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BLACK</text:p>
          </table:table-cell>
          <table:table-cell office:value-type="string" calcext:value-type="string">
            <text:p>Grain malté</text:p>
          </table:table-cell>
          <table:table-cell office:value-type="string" calcext:value-type="string">
            <text:p>Orge rôtie</text:p>
          </table:table-cell>
          <table:table-cell office:value-type="float" office:value="1275" calcext:value-type="float">
            <text:p>1275</text:p>
          </table:table-cell>
          <table:table-cell office:value-type="float" office:value="73" calcext:value-type="float">
            <text:p>73</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185&amp;CropYear=2022&amp;Language=French&amp;FileType=HTML</text:p>
          </table:table-cell>
          <table:table-cell office:value-type="string" calcext:value-type="string">
            <text:p/>
            <text:p>Caractéristiques</text:p>
            <text:p>Malt Château Black 1300 EBC. Le malt le plus foncé. Torréfié jusqu’à 235°C</text:p>
            <text:p/>
            <text:p>Particularités</text:p>
            <text:p>Renforcement de l’arôme des bières de caractère, apporte une saveur plus astringente que les autres malts colorés. Donne un goût légèrement fumé ou brûlé.</text:p>
            <text:p/>
            <text:p>Usage</text:p>
            <text:p>Bières très foncées, Stouts et Porters. Mélange maximum recommandé : 3%. Pour Stouts : jusqu’à 6%.</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BLACK OF BLACK</text:p>
          </table:table-cell>
          <table:table-cell office:value-type="string" calcext:value-type="string">
            <text:p>Grain malté</text:p>
          </table:table-cell>
          <table:table-cell office:value-type="string" calcext:value-type="string">
            <text:p>Orge rôtie</text:p>
          </table:table-cell>
          <table:table-cell office:value-type="float" office:value="800" calcext:value-type="float">
            <text:p>800</text:p>
          </table:table-cell>
          <table:table-cell office:value-type="float" office:value="72" calcext:value-type="float">
            <text:p>72</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15&amp;CropYear=2022&amp;Language=French&amp;FileType=HTML</text:p>
          </table:table-cell>
          <table:table-cell office:value-type="string" calcext:value-type="string">
            <text:p/>
            <text:p>Caractéristiques</text:p>
            <text:p>Malt torréfié unique. Torréfié jusqu’à 225°C.</text:p>
            <text:p/>
            <text:p>Particularités</text:p>
            <text:p>Ce malt spécial torréfié offre un grand avantage: Château Black Of Black donne à la bière le goût et l’arôme typiques du malt Black traditionnel sans intensifier la couleur de la bière. Il confère à la bière des notes torréfiées agréables et bien équilibrées. Maintenant vous pouvez brasser une bière de couleur ambrée, avec un caractère torréfié plus prononcé, ce qui n’était pas possible avant que la Malterie du Château ne crée une technologie unique au monde pour la production du Château Black Of Black.</text:p>
            <text:p/>
            <text:p>Usage</text:p>
            <text:p>Des bières ambrées jusqu’aux bières très foncées, Stouts et Porters. Mélange maximum recommandé: 5%.</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ROASTED BARLEY</text:p>
          </table:table-cell>
          <table:table-cell office:value-type="string" calcext:value-type="string">
            <text:p>Grain malté</text:p>
          </table:table-cell>
          <table:table-cell office:value-type="string" calcext:value-type="string">
            <text:p>Orge rôtie</text:p>
          </table:table-cell>
          <table:table-cell office:value-type="float" office:value="1350" calcext:value-type="float">
            <text:p>1350</text:p>
          </table:table-cell>
          <table:table-cell office:value-type="float" office:value="65" calcext:value-type="float">
            <text:p>65</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199&amp;CropYear=2022&amp;Language=French&amp;FileType=HTML</text:p>
          </table:table-cell>
          <table:table-cell office:value-type="string" calcext:value-type="string">
            <text:p/>
            <text:p>Caractéristiques</text:p>
            <text:p>Orge torréfiée jusqu’à 230 ºC. La durée du processus de torréfaction détermine la couleur foncée du grain.</text:p>
            <text:p/>
            <text:p>Particularités</text:p>
            <text:p>Château Roasted Barley est une orge très torréfiée qui donne à vos bières un goût fumé et un arôme de café. Château Roasted Barley a des caractéristiques qui ressemblent à celles du malt Château Black bien qu’il soit beaucoup plus complexe. Il a de l’amidon qui peut être converti au cours de l’empâtage ayant, en conséquence, un impact sur la densité spécifique. Château Roasted Barley donne aussi de la douceur à la bière. En comparaison avec les malts Château Chocolat et Château Black l’orge torréfiée produit la mousse la plus claire. Confère à la bière une couleur rouge acajou et un fort arôme torréfié. Rend les bières Stout et Porter plus sèches.</text:p>
            <text:p/>
            <text:p>Usage</text:p>
            <text:p>Stouts, Porters, Ales brunes et autres types de bières foncées.</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FROMENT BLANC (WHEAT BLANC)</text:p>
          </table:table-cell>
          <table:table-cell office:value-type="string" calcext:value-type="string">
            <text:p>Grain malté</text:p>
          </table:table-cell>
          <table:table-cell office:value-type="string" calcext:value-type="string">
            <text:p>Base (Blé)</text:p>
          </table:table-cell>
          <table:table-cell office:value-type="string" calcext:value-type="string">
            <text:p>5.5</text:p>
          </table:table-cell>
          <table:table-cell office:value-type="float" office:value="84" calcext:value-type="float">
            <text:p>84</text:p>
          </table:table-cell>
          <table:table-cell office:value-type="string" calcext:value-type="string">
            <text:p>Blé</text:p>
          </table:table-cell>
          <table:table-cell office:value-type="string" calcext:value-type="string">
            <text:p>2022</text:p>
          </table:table-cell>
          <table:table-cell office:value-type="string" calcext:value-type="string">
            <text:p>https://www.castlemalting.com/CastleMaltingMaltSpecification.asp?Command=SpecificationShow&amp;SpecificationID=135&amp;CropYear=2022&amp;Language=French&amp;FileType=HTML</text:p>
          </table:table-cell>
          <table:table-cell office:value-type="string" calcext:value-type="string">
            <text:p/>
            <text:p>Caractéristiques</text:p>
            <text:p>Malt de Blé belge. Touraillé jusqu’à 80 - 85°C.</text:p>
            <text:p/>
            <text:p>Particularités</text:p>
            <text:p>Valorise l’arôme spécifique du malt de blé, essentiel dans la production des bières de blé, mais il est aussi utilisé dans les bières maltées (3 – 5%). Sa teneur en protéines donne de la plénitude à la bière et renforce la stabilité de la mousse.</text:p>
            <text:p/>
            <text:p>Usage</text:p>
            <text:p>Bières de blé, blanches, légères, à faible densité alcoolique et sans alcool. Mélange maximum recommandé: 35%.</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FROMENT MUNICH LIGHT (WHEAT MUNICH LIGHT) </text:p>
          </table:table-cell>
          <table:table-cell office:value-type="string" calcext:value-type="string">
            <text:p>Grain malté</text:p>
          </table:table-cell>
          <table:table-cell office:value-type="string" calcext:value-type="string">
            <text:p>Munich</text:p>
          </table:table-cell>
          <table:table-cell office:value-type="float" office:value="16" calcext:value-type="float">
            <text:p>16</text:p>
          </table:table-cell>
          <table:table-cell office:value-type="float" office:value="83" calcext:value-type="float">
            <text:p>83</text:p>
          </table:table-cell>
          <table:table-cell office:value-type="string" calcext:value-type="string">
            <text:p>Blé</text:p>
          </table:table-cell>
          <table:table-cell office:value-type="string" calcext:value-type="string">
            <text:p>2022</text:p>
          </table:table-cell>
          <table:table-cell office:value-type="string" calcext:value-type="string">
            <text:p>https://www.castlemalting.com/CastleMaltingMaltSpecification.asp?Command=SpecificationShow&amp;SpecificationID=195&amp;CropYear=2022&amp;Language=French&amp;FileType=HTML</text:p>
          </table:table-cell>
          <table:table-cell office:value-type="string" calcext:value-type="string">
            <text:p/>
            <text:p>Caractéristiques</text:p>
            <text:p>Malt de blé belge très spécial de type Munich. Touraillé jusqu’à 100 - 105°C.</text:p>
            <text:p/>
            <text:p>Particularités</text:p>
            <text:p>Pas trop foncé mais plus riche en flaveur que le malt Château Wheat Blanc. Pour obtenir une bière plus légère et plus pétillante avec un arôme d’ale typique.</text:p>
            <text:p/>
            <text:p>Usage</text:p>
            <text:p>Bières de blé foncées, weizenbocks, stouts, ou, en petits pourcentages, pour intensifier le corps et la stabilité de la mousse des autres ales foncées. Mélange recommandé: jusqu’à 30%.</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FROMENT MUNICH (WHEAT MUNICH) 25</text:p>
          </table:table-cell>
          <table:table-cell office:value-type="string" calcext:value-type="string">
            <text:p>Grain malté</text:p>
          </table:table-cell>
          <table:table-cell office:value-type="string" calcext:value-type="string">
            <text:p>Munich</text:p>
          </table:table-cell>
          <table:table-cell office:value-type="string" calcext:value-type="string">
            <text:p>24.5</text:p>
          </table:table-cell>
          <table:table-cell office:value-type="float" office:value="83" calcext:value-type="float">
            <text:p>83</text:p>
          </table:table-cell>
          <table:table-cell office:value-type="string" calcext:value-type="string">
            <text:p>Blé</text:p>
          </table:table-cell>
          <table:table-cell office:value-type="string" calcext:value-type="string">
            <text:p>2022</text:p>
          </table:table-cell>
          <table:table-cell office:value-type="string" calcext:value-type="string">
            <text:p>https://www.castlemalting.com/CastleMaltingMaltSpecification.asp?Command=SpecificationShow&amp;SpecificationID=236&amp;CropYear=2022&amp;Language=French&amp;FileType=HTML</text:p>
          </table:table-cell>
          <table:table-cell office:value-type="string" calcext:value-type="string">
            <text:p/>
            <text:p>Caractéristiques</text:p>
            <text:p>Malt de blé belge très spécial de type Munich. Touraillé jusqu’à 100 - 105°C.</text:p>
            <text:p/>
            <text:p>Particularités</text:p>
            <text:p>Pas trop foncé mais plus riche en flaveur que le malt Château Wheat Blanc. Pour obtenir une bière plus légère et plus pétillante avec un arôme d’ale typique.</text:p>
            <text:p/>
            <text:p>Usage</text:p>
            <text:p>Bières de blé foncées, weizenbocks, stouts, ou, en petits pourcentages, pour intensifier le corps et la stabilité de la mousse des autres ales foncées. Mélange recommandé : jusqu’à 30%.</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FROMENT ARÔME (WHEAT AROME)</text:p>
          </table:table-cell>
          <table:table-cell office:value-type="string" calcext:value-type="string">
            <text:p>Grain malté</text:p>
          </table:table-cell>
          <table:table-cell office:value-type="string" calcext:value-type="string">
            <text:p>Caramel|Crystal</text:p>
          </table:table-cell>
          <table:table-cell office:value-type="float" office:value="90" calcext:value-type="float">
            <text:p>90</text:p>
          </table:table-cell>
          <table:table-cell office:value-type="float" office:value="78" calcext:value-type="float">
            <text:p>78</text:p>
          </table:table-cell>
          <table:table-cell office:value-type="string" calcext:value-type="string">
            <text:p>Blé</text:p>
          </table:table-cell>
          <table:table-cell office:value-type="string" calcext:value-type="string">
            <text:p>2022</text:p>
          </table:table-cell>
          <table:table-cell office:value-type="string" calcext:value-type="string">
            <text:p>https://www.castlemalting.com/CastleMaltingMaltSpecification.asp?Command=SpecificationShow&amp;SpecificationID=271&amp;CropYear=2022&amp;Language=French&amp;FileType=HTML</text:p>
          </table:table-cell>
          <table:table-cell office:value-type="string" calcext:value-type="string">
            <text:p/>
            <text:p>Caractéristiques</text:p>
            <text:p>Malt belge de blé de type Arôme. Torréfié jusqu’à 150°C pour développer plus d’arôme.</text:p>
            <text:p/>
            <text:p>Particularités</text:p>
            <text:p>Château Froment Arôme donne à la bière un caractère riche de blé touraillé. Ce malt va ajouter à votre bière de subtiles notes de pain cuit et de biscuit. La bière aura une teinte dorée et un corps léger à moyen. Ce malt est très pratique pour ajouter plus d'arôme que Château Froment Munich, tout en évitant de donner les légères notes de café du Château Froment Crystal.</text:p>
            <text:p/>
            <text:p>Usage</text:p>
            <text:p>Witbier belge; Hefeweizen; Kristallweizen, Dunkelweizens, Weizenbock. Jusqu'à 25% du mélange.</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FROMENT CRYSTAL (WHEAT CRYSTAL)</text:p>
          </table:table-cell>
          <table:table-cell office:value-type="string" calcext:value-type="string">
            <text:p>Grain malté</text:p>
          </table:table-cell>
          <table:table-cell office:value-type="string" calcext:value-type="string">
            <text:p>Caramel|Crystal</text:p>
          </table:table-cell>
          <table:table-cell office:value-type="float" office:value="150" calcext:value-type="float">
            <text:p>150</text:p>
          </table:table-cell>
          <table:table-cell office:value-type="float" office:value="78" calcext:value-type="float">
            <text:p>78</text:p>
          </table:table-cell>
          <table:table-cell office:value-type="string" calcext:value-type="string">
            <text:p>Blé</text:p>
          </table:table-cell>
          <table:table-cell office:value-type="string" calcext:value-type="string">
            <text:p>2022</text:p>
          </table:table-cell>
          <table:table-cell office:value-type="string" calcext:value-type="string">
            <text:p>https://www.castlemalting.com/CastleMaltingMaltSpecification.asp?Command=SpecificationShow&amp;SpecificationID=238&amp;CropYear=2022&amp;Language=French&amp;FileType=HTML</text:p>
          </table:table-cell>
          <table:table-cell office:value-type="string" calcext:value-type="string">
            <text:p/>
            <text:p>Caractéristiques</text:p>
            <text:p>Wheat malt. Roasted at up to 150-170°C.</text:p>
            <text:p/>
            <text:p>Particularités</text:p>
            <text:p>Château Wheat Crystal imparts to the beer a rich character of cooked wheat, corn flakes and a slight aroma of coffee. Increasing the coloration, our new malt will highlight the aromatic notes of baked bread and biscuit in your beer. The beer will have a golden to light amber colour and a light to medium body. </text:p>
            <text:p/>
            <text:p>Usage</text:p>
            <text:p>Belgian Witbier; Hefeweizen; Kristallweizen, Dunkelweizens, Weizenbock; Up to 20% of the mix.</text:p>
            <text:p/>
            <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FROMENT CAFÉ (WHEAT CAFE)</text:p>
          </table:table-cell>
          <table:table-cell office:value-type="string" calcext:value-type="string">
            <text:p>Grain malté</text:p>
          </table:table-cell>
          <table:table-cell office:value-type="string" calcext:value-type="string">
            <text:p>Caramel|Crystal</text:p>
          </table:table-cell>
          <table:table-cell office:value-type="float" office:value="400" calcext:value-type="float">
            <text:p>400</text:p>
          </table:table-cell>
          <table:table-cell office:value-type="float" office:value="77" calcext:value-type="float">
            <text:p>77</text:p>
          </table:table-cell>
          <table:table-cell office:value-type="string" calcext:value-type="string">
            <text:p>Blé</text:p>
          </table:table-cell>
          <table:table-cell office:value-type="string" calcext:value-type="string">
            <text:p>2022</text:p>
          </table:table-cell>
          <table:table-cell office:value-type="string" calcext:value-type="string">
            <text:p>https://www.castlemalting.com/CastleMaltingMaltSpecification.asp?Command=SpecificationShow&amp;SpecificationID=272&amp;CropYear=2022&amp;Language=French&amp;FileType=HTML</text:p>
          </table:table-cell>
          <table:table-cell office:value-type="string" calcext:value-type="string">
            <text:p/>
            <text:p>Caractéristiques</text:p>
            <text:p>Malt belge de blé de type Café. Torréfié jusqu’à 210°C.</text:p>
            <text:p/>
            <text:p>Particularités</text:p>
            <text:p>Château Froment Café donne à la bière un caractère riche de blé torréfié. Ce malt va ajouter à votre bière des notes de café, mais avec une amertume moindre par rapport à son équivalent Château Café. La bière aura des teintes brunes à foncées et une sensation agréable de douceur en bouche.</text:p>
            <text:p/>
            <text:p>Usage</text:p>
            <text:p>Bières brunes, Bockbier, Altbier, Stout, Porter ou Brown ales. Jusqu'à 20% du mélange.</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FROMENT CHOCOLAT (WHEAT CHOCOLAT)</text:p>
          </table:table-cell>
          <table:table-cell office:value-type="string" calcext:value-type="string">
            <text:p>Grain malté</text:p>
          </table:table-cell>
          <table:table-cell office:value-type="string" calcext:value-type="string">
            <text:p>Chocolat</text:p>
          </table:table-cell>
          <table:table-cell office:value-type="float" office:value="950" calcext:value-type="float">
            <text:p>950</text:p>
          </table:table-cell>
          <table:table-cell office:value-type="float" office:value="77" calcext:value-type="float">
            <text:p>77</text:p>
          </table:table-cell>
          <table:table-cell office:value-type="string" calcext:value-type="string">
            <text:p>Blé</text:p>
          </table:table-cell>
          <table:table-cell office:value-type="string" calcext:value-type="string">
            <text:p>2022</text:p>
          </table:table-cell>
          <table:table-cell office:value-type="string" calcext:value-type="string">
            <text:p>https://www.castlemalting.com/CastleMaltingMaltSpecification.asp?Command=SpecificationShow&amp;SpecificationID=246&amp;CropYear=2022&amp;Language=French&amp;FileType=HTML</text:p>
          </table:table-cell>
          <table:table-cell office:value-type="string" calcext:value-type="string">
            <text:p/>
            <text:p>Caractéristiques</text:p>
            <text:p>Malt belge de blé Chocolat. Le blé malté est torréfié à 230 ° C, puis refroidi rapidement lorsque la couleur désirée est atteinte.</text:p>
            <text:p/>
            <text:p>Particularités</text:p>
            <text:p>Malt Château Froment Chocolat est un malt très torréfié, mais pas autant élevé que le malt noir. Grâce à ce malt, une couleur brun foncé avec des notes de café noir et chocolat doux-amer peut être obtenue dans la bière. La version blé du malt Chocolat a un caractère de chocolat noir plus prononcé par rapport à la version de l'orge. Ce malt ajoute de la couleur et de la saveur à une grande variété de bières foncées et il est utilisé pour adoucir certaines bières brunes de style anglais, telles que les stouts, porteurs, ou ales brunes.</text:p>
            <text:p/>
            <text:p>Usage</text:p>
            <text:p>Bières brunes de style anglais, stouts, porteurs, ou ales brunes. Ce malt doit être utilisé jusqu'à 20% du mélange.</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FROMENT BLACK (WHEAT BLACK)</text:p>
          </table:table-cell>
          <table:table-cell office:value-type="string" calcext:value-type="string">
            <text:p>Grain malté</text:p>
          </table:table-cell>
          <table:table-cell office:value-type="string" calcext:value-type="string">
            <text:p>Caramel|Crystal</text:p>
          </table:table-cell>
          <table:table-cell office:value-type="float" office:value="1250" calcext:value-type="float">
            <text:p>1250</text:p>
          </table:table-cell>
          <table:table-cell office:value-type="float" office:value="77" calcext:value-type="float">
            <text:p>77</text:p>
          </table:table-cell>
          <table:table-cell office:value-type="string" calcext:value-type="string">
            <text:p>Blé</text:p>
          </table:table-cell>
          <table:table-cell office:value-type="string" calcext:value-type="string">
            <text:p>2022</text:p>
          </table:table-cell>
          <table:table-cell office:value-type="string" calcext:value-type="string">
            <text:p>https://www.castlemalting.com/CastleMaltingMaltSpecification.asp?Command=SpecificationShow&amp;SpecificationID=244&amp;CropYear=2022&amp;Language=French&amp;FileType=HTML</text:p>
          </table:table-cell>
          <table:table-cell office:value-type="string" calcext:value-type="string">
            <text:p/>
            <text:p>Caractéristiques</text:p>
            <text:p>Le Malt Château Froment Black apportera à votre bière les mêmes caractéristiques de couleur foncées que notre traditionnel malt Château Black.</text:p>
            <text:p/>
            <text:p>Particularités</text:p>
            <text:p>C’est un nouveau type de malt torréfié, qui va ajouter des saveurs complexes à vos bières, avec une note dominante de café et un caractère torréfié plus prononcé. Grace à notre technologie de torréfaction unique, ce malt n’apportera pas de l’astringence à la bière. Merci de noter que vous n’allez pas obtenir un goût typique de malt de froment non torréfié</text:p>
            <text:p/>
            <text:p>Usage</text:p>
            <text:p>Le Dunkelweizen, l’Altbier, les IPA Noires, et les ales de spécialité. Ce malt doit être utilisé jusqu'à 20% du mélange.</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MALT CHÂTEAU RYE (SEIGLE)</text:p>
          </table:table-cell>
          <table:table-cell office:value-type="string" calcext:value-type="string">
            <text:p>Grain malté</text:p>
          </table:table-cell>
          <table:table-cell office:value-type="string" calcext:value-type="string">
            <text:p>Base (Sègle)</text:p>
          </table:table-cell>
          <table:table-cell office:value-type="string" calcext:value-type="string">
            <text:p>5.5</text:p>
          </table:table-cell>
          <table:table-cell office:value-type="float" office:value="83" calcext:value-type="float">
            <text:p>83</text:p>
          </table:table-cell>
          <table:table-cell office:value-type="string" calcext:value-type="string">
            <text:p>Seigle</text:p>
          </table:table-cell>
          <table:table-cell office:value-type="string" calcext:value-type="string">
            <text:p>2022</text:p>
          </table:table-cell>
          <table:table-cell office:value-type="string" calcext:value-type="string">
            <text:p>https://www.castlemalting.com/CastleMaltingMaltSpecification.asp?Command=SpecificationShow&amp;SpecificationID=221&amp;CropYear=2022&amp;Language=French&amp;FileType=HTML</text:p>
          </table:table-cell>
          <table:table-cell office:value-type="string" calcext:value-type="string">
            <text:p/>
            <text:p>Caractéristiques</text:p>
            <text:p>Type de malt entièrement modifié et décortiqué avec une teneur élevée en β-glucane. Il se comporte bien dans un empâtage par infusion à température unique.</text:p>
            <text:p/>
            <text:p>Particularités</text:p>
            <text:p>Donne une couleur dorée à votre bière. Ce malt apporte une touche unique de saveur de seigle et ajoute une complexité intéressante en offrant une nouvelle touche dans de nombreux styles de bière bien connus.</text:p>
            <text:p/>
            <text:p>Usage</text:p>
            <text:p>Jusqu’à 30% du mélange</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MALT CHÂTEAU SPELT (ÉPEAUTRE)</text:p>
          </table:table-cell>
          <table:table-cell office:value-type="string" calcext:value-type="string">
            <text:p>Grain malté</text:p>
          </table:table-cell>
          <table:table-cell office:value-type="string" calcext:value-type="string">
            <text:p>Base (Pilsner|Lager)</text:p>
          </table:table-cell>
          <table:table-cell office:value-type="float" office:value="5" calcext:value-type="float">
            <text:p>5</text:p>
          </table:table-cell>
          <table:table-cell office:value-type="float" office:value="79" calcext:value-type="float">
            <text:p>79</text:p>
          </table:table-cell>
          <table:table-cell office:value-type="string" calcext:value-type="string">
            <text:p>Épeautre</text:p>
          </table:table-cell>
          <table:table-cell office:value-type="string" calcext:value-type="string">
            <text:p>2022</text:p>
          </table:table-cell>
          <table:table-cell office:value-type="string" calcext:value-type="string">
            <text:p>https://www.castlemalting.com/CastleMaltingMaltSpecification.asp?Command=SpecificationShow&amp;SpecificationID=220&amp;CropYear=2022&amp;Language=French&amp;FileType=HTML</text:p>
          </table:table-cell>
          <table:table-cell office:value-type="string" calcext:value-type="string">
            <text:p/>
            <text:p>Caractéristiques</text:p>
            <text:p>Château Epeautre est un type de malt pale, bien modifié. Produit à partir de variétés de blé dur à grains durs (Heirloom), il a un niveau plus élevé en protéines par rapport aux autres malts de blé.</text:p>
            <text:p/>
            <text:p>Particularités</text:p>
            <text:p>Il donne un agréable goût de noisette, apporte un arôme épicé et un caractère terreux à votre bière. Parfait pour les bières belges de saison et les bières de blé.</text:p>
            <text:p/>
            <text:p>Usage</text:p>
            <text:p>Jusqu’à 15% du mélange. </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BUCKWHEAT (SARRASIN)</text:p>
          </table:table-cell>
          <table:table-cell office:value-type="string" calcext:value-type="string">
            <text:p>Grain malté</text:p>
          </table:table-cell>
          <table:table-cell office:value-type="string" calcext:value-type="string">
            <text:p>Base (Blé)</text:p>
          </table:table-cell>
          <table:table-cell office:value-type="string" calcext:value-type="string">
            <text:p>9.5</text:p>
          </table:table-cell>
          <table:table-cell office:value-type="float" office:value="66" calcext:value-type="float">
            <text:p>66</text:p>
          </table:table-cell>
          <table:table-cell office:value-type="string" calcext:value-type="string">
            <text:p>Sarrasin</text:p>
          </table:table-cell>
          <table:table-cell office:value-type="string" calcext:value-type="string">
            <text:p>2022</text:p>
          </table:table-cell>
          <table:table-cell office:value-type="string" calcext:value-type="string">
            <text:p>https://www.castlemalting.com/CastleMaltingMaltSpecification.asp?Command=SpecificationShow&amp;SpecificationID=201&amp;CropYear=2022&amp;Language=French&amp;FileType=HTML</text:p>
          </table:table-cell>
          <table:table-cell office:value-type="string" calcext:value-type="string">
            <text:p/>
            <text:p>Caractéristiques</text:p>
            <text:p>Malté à partir d’une pseudo-céréale, le malt Château Sarrasin est utilisé pour produire de la bière sans gluten.</text:p>
            <text:p/>
            <text:p>Particularités</text:p>
            <text:p>Château Sarrasin a les propriétés adéquates pour remplacer le malt d’orge afin de produire de la bière sans gluten. Apporte une saveur de noisette et de malt à votre bière. Il peut également être utilisé dans les bières spéciales pour rendre une note de richesse et profondeur. NB! Le Malt Château Sarrasin n'a pas de pouvoir diastasique.</text:p>
            <text:p/>
            <text:p>Usage</text:p>
            <text:p>Jusqu’à 40% du mélange. </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HIT BARLEY MALT FLAKES (ORGE FLOCONS)</text:p>
          </table:table-cell>
          <table:table-cell table:number-columns-repeated="2" office:value-type="string" calcext:value-type="string">
            <text:p>Flocons maltés</text:p>
          </table:table-cell>
          <table:table-cell office:value-type="float" office:value="5" calcext:value-type="float">
            <text:p>5</text:p>
          </table:table-cell>
          <table:table-cell office:value-type="float" office:value="77" calcext:value-type="float">
            <text:p>77</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23&amp;CropYear=2022&amp;Language=French&amp;FileType=HTML</text:p>
          </table:table-cell>
          <table:table-cell office:value-type="string" calcext:value-type="string">
            <text:p/>
            <text:p>Caractéristiques</text:p>
            <text:p>Type de malt légèrement touraillé, produit à partir d'orge trempée qui a germé pendant un temps très court</text:p>
            <text:p/>
            <text:p>Particularités</text:p>
            <text:p>Les flocons d'orge maltée conservent la plupart des caractéristiques d'orge brut et sont utilisés pour améliorer la stabilité de la mousse et équilibrer le malt à haute solubilité. Confèrent une riche saveur de grains secs à la bière et sont principalement utilisés dans stout. Ce malt améliore la formation de la note de tête et assure la stabilité</text:p>
            <text:p/>
            <text:p>Usage</text:p>
            <text:p>Jusqu’à 30% du mélange</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HIT WHEAT MALT FLAKES (BLÉ FLOCONS</text:p>
          </table:table-cell>
          <table:table-cell table:number-columns-repeated="2" office:value-type="string" calcext:value-type="string">
            <text:p>Flocons maltés</text:p>
          </table:table-cell>
          <table:table-cell office:value-type="float" office:value="7" calcext:value-type="float">
            <text:p>7</text:p>
          </table:table-cell>
          <table:table-cell office:value-type="float" office:value="77" calcext:value-type="float">
            <text:p>77</text:p>
          </table:table-cell>
          <table:table-cell office:value-type="string" calcext:value-type="string">
            <text:p>Blé</text:p>
          </table:table-cell>
          <table:table-cell office:value-type="string" calcext:value-type="string">
            <text:p>2022</text:p>
          </table:table-cell>
          <table:table-cell office:value-type="string" calcext:value-type="string">
            <text:p>https://www.castlemalting.com/CastleMaltingMaltSpecification.asp?Command=SpecificationShow&amp;SpecificationID=222&amp;CropYear=2022&amp;Language=French&amp;FileType=HTML</text:p>
          </table:table-cell>
          <table:table-cell office:value-type="string" calcext:value-type="string">
            <text:p/>
            <text:p>Caractéristiques</text:p>
            <text:p>Grains aplatis de blé malté - type de malt légèrement touraillé, produit à partir du blé trempé qui a germé pendant un temps très court.</text:p>
            <text:p/>
            <text:p>Particularités</text:p>
            <text:p>Les flocons de blé malté conservent la plupart des caractéristiques de blé brut et sont utilisés pour améliorer la stabilité de la mousse et équilibrer le malt à haute solubilité. Les flocons peuvent être ajoutés directement dans le maische.</text:p>
            <text:p/>
            <text:p>Usage</text:p>
            <text:p>Jusqu’à 25% du mélange. </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FLOCONS D’AVOINE</text:p>
          </table:table-cell>
          <table:table-cell table:number-columns-repeated="2" office:value-type="string" calcext:value-type="string">
            <text:p>Flocons</text:p>
          </table:table-cell>
          <table:table-cell office:value-type="float" office:value="4" calcext:value-type="float">
            <text:p>4</text:p>
          </table:table-cell>
          <table:table-cell office:value-type="string" calcext:value-type="string">
            <text:p>69.5</text:p>
          </table:table-cell>
          <table:table-cell office:value-type="string" calcext:value-type="string">
            <text:p>Avoine</text:p>
          </table:table-cell>
          <table:table-cell office:value-type="string" calcext:value-type="string">
            <text:p>2022</text:p>
          </table:table-cell>
          <table:table-cell office:value-type="string" calcext:value-type="string">
            <text:p>https://www.castlemalting.com/CastleMaltingMaltSpecification.asp?Command=SpecificationShow&amp;SpecificationID=280&amp;CropYear=2022&amp;Language=French&amp;FileType=HTML</text:p>
          </table:table-cell>
          <table:table-cell office:value-type="string" calcext:value-type="string">
            <text:p/>
            <text:p>Caractéristiques</text:p>
            <text:p>Les flocons d’avoine sont des auxiliaires de brassage prégélatinisés, produits à partir de grains d’avoine sélectionnés, soumis à un processus de floconnage où le grain entier est cuit à la vapeur et passé entre des cylindres chauffés pour ouvrir la structure de l'amidon dans l'endosperme du noyau. De plus, ils ont un niveau modéré de lipides et des niveaux élevés de glucanes et de protéines, qui doivent être pris en compte dans le processus de brassage.</text:p>
            <text:p/>
            <text:p>Particularités</text:p>
            <text:p>Grâce à des taux élevés de bêta-glucanes et de protéines, les Château Flocons d’avoine donnent de l’onctuosité et une sensation soyeuse en bouche, ils améliorent la rétention du corps et de la tête de la bière. Ils peuvent être ajoutés directement à l’empâtage, sans concassage ou cuisson préliminaire, car il s'agit d'un auxiliaire pré-gélatinisé, sous forme de flocons.</text:p>
            <text:p/>
            <text:p>Usage</text:p>
            <text:p>Conseillés pour des bières type English Porter, Stout, New England IPA et des bières blanches belges. Jusqu’à 10% du mélange. Cas particulier pour la bière noire à l'avoine où ils peuvent être ajoutés jusqu’à 25% du mélange.</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FLOCONS DE MAÏS</text:p>
          </table:table-cell>
          <table:table-cell table:number-columns-repeated="2" office:value-type="string" calcext:value-type="string">
            <text:p>Flocons</text:p>
          </table:table-cell>
          <table:table-cell office:value-type="string" calcext:value-type="string">
            <text:p>3.5</text:p>
          </table:table-cell>
          <table:table-cell office:value-type="string" calcext:value-type="string">
            <text:p>81.6</text:p>
          </table:table-cell>
          <table:table-cell office:value-type="string" calcext:value-type="string">
            <text:p>Maïs</text:p>
          </table:table-cell>
          <table:table-cell office:value-type="string" calcext:value-type="string">
            <text:p>2022</text:p>
          </table:table-cell>
          <table:table-cell office:value-type="string" calcext:value-type="string">
            <text:p>https://www.castlemalting.com/CastleMaltingMaltSpecification.asp?Command=SpecificationShow&amp;SpecificationID=282&amp;CropYear=2022&amp;Language=French&amp;FileType=HTML</text:p>
          </table:table-cell>
          <table:table-cell office:value-type="string" calcext:value-type="string">
            <text:p/>
            <text:p>Caractéristiques</text:p>
            <text:p>Les flocons de maïs sont des auxiliaires de brassage prégélatinisés, produits à partir de grains de maïs sélectionnés, soumis à un processus de floconnage où le grain entier est cuit à la vapeur et passé entre des cylindres chauffés pour ouvrir la structure de l'amidon dans l'endosperme du noyau. De plus, les Château Flocons de maïs ont de faibles niveaux de lipides et de protéines, et un niveau élevé d'hydrates de carbone, qui doivent être pris en compte dans le processus de brassage.</text:p>
            <text:p/>
            <text:p>Particularités</text:p>
            <text:p>Les Château Flocons de maïs aident à alléger le corps et les flaveurs de la bière, en la rendant très buvable et rafraichissante, avec une sensation claire et croquante en bouche et une belle couleur pâle. Les Château Flocons de maïs ont une couleur légèrement plus prononcée et donnent à la bière une note finale légèrement plus sucrée que les Château Flocons de Riz. Ils peuvent être rajoutés directement à l’empâtage, sans concassage ou cuisson préliminaire, car il s'agit d'un auxiliaire pré-gélatinisé, sous forme de flocons.</text:p>
            <text:p/>
            <text:p>Usage</text:p>
            <text:p>Conseillé pour des bières de type American Lagers, American Light Lagers et des bières légères. Jusqu'à 20% du mélange. La puissance diastasique totale du moût, de la cuve et du lit de filtration doit être vérifiée pour des niveaux élevés de Château Flocons de maïs.</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FLOCONS DE RIZ</text:p>
          </table:table-cell>
          <table:table-cell table:number-columns-repeated="2" office:value-type="string" calcext:value-type="string">
            <text:p>Flocons</text:p>
          </table:table-cell>
          <table:table-cell office:value-type="string" calcext:value-type="string">
            <text:p>2.5</text:p>
          </table:table-cell>
          <table:table-cell office:value-type="string" calcext:value-type="string">
            <text:p>72.8</text:p>
          </table:table-cell>
          <table:table-cell office:value-type="string" calcext:value-type="string">
            <text:p>Riz</text:p>
          </table:table-cell>
          <table:table-cell office:value-type="string" calcext:value-type="string">
            <text:p>2022</text:p>
          </table:table-cell>
          <table:table-cell office:value-type="string" calcext:value-type="string">
            <text:p>https://www.castlemalting.com/CastleMaltingMaltSpecification.asp?Command=SpecificationShow&amp;SpecificationID=281&amp;CropYear=2022&amp;Language=French&amp;FileType=HTML</text:p>
          </table:table-cell>
          <table:table-cell office:value-type="string" calcext:value-type="string">
            <text:p/>
            <text:p>Caractéristiques</text:p>
            <text:p>Les flocons de riz sont des auxiliaires de brassage prégélatinisés, produits à partir de grains de riz décortiqués sélectionnés, soumis à un processus de floconnage où le grain entier est cuit à la vapeur et passé entre des cylindres chauffés pour ouvrir la structure de l'amidon dans l'endosperme du noyau. De plus, les Château Flocons de riz ont de faibles niveaux de lipides et de protéines, et un niveau élevé d'hydrates de carbone qui doivent être pris en compte dans le processus de brassage.</text:p>
            <text:p/>
            <text:p>Particularités</text:p>
            <text:p>Les Château Flocons de Riz aident à alléger le corps et les flaveurs de la bière, en la rendant très buvable et rafraichissante, avec une sensation claire et croquante en bouche et une belle couleur pâle. Les Château Flocons de Riz ont une coloration plus basse et donnent à la bière une note finale plus sèche que les Château Flocons de Maïs. Ils peuvent être ajoutés directement à l’empâtage, sans concassage ou cuisson préliminaire, car il s'agit d'un auxiliaire pré-gélatinisé, sous forme de flocons.</text:p>
            <text:p/>
            <text:p>Usage</text:p>
            <text:p>Conseillé pour des bières de type American Lagers, American Light Lagers et des bières légères. Jusqu'à 20% du mélange. La puissance diastasique totale du moût, de la cuve et du lit de filtration doit être vérifiée pour des niveaux élevés de Château flocons de riz.</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ORGE CRUE</text:p>
          </table:table-cell>
          <table:table-cell office:value-type="string" calcext:value-type="string">
            <text:p>Grain non malté</text:p>
          </table:table-cell>
          <table:table-cell office:value-type="string" calcext:value-type="string">
            <text:p>Grains crus</text:p>
          </table:table-cell>
          <table:table-cell office:value-type="string" calcext:value-type="string">
            <text:p>2.5</text:p>
          </table:table-cell>
          <table:table-cell office:value-type="float" office:value="68" calcext:value-type="float">
            <text:p>68</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87&amp;CropYear=2022&amp;Language=French&amp;FileType=HTML</text:p>
          </table:table-cell>
          <table:table-cell office:value-type="string" calcext:value-type="string">
            <text:p/>
            <text:p>Caractéristiques</text:p>
            <text:p>Château Orge Crue est une sélection de grains d’orge de haute qualité produite dans le but d’être utilisée comme complément de brassage dans la recette de bière. Elle apporte de bons niveaux de protéines et d’amidon à la recette, ainsi que sa saveur de grain typique. En raison de sa plage de température de gélatinisation, elle peut être ajoutée directement dans la maîche sans la précuire.</text:p>
            <text:p/>
            <text:p>Particularités</text:p>
            <text:p>Château Orge Crue aide à alléger le corps et la douceur maltée de la bière ainsi que sa couleur tout en lui conservant la saveur de grain riche typique de l’orge. Elle peut être utilisée pour obtenir une finition propre et sèche et améliorer la rétention de la tête.</text:p>
            <text:p/>
            <text:p>Usage</text:p>
            <text:p>Lagers et Ales foncées, stouts traditionnellement secs. Jusqu’à 15% de la facture de céréales.</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AVOINE CRUE</text:p>
          </table:table-cell>
          <table:table-cell office:value-type="string" calcext:value-type="string">
            <text:p>Grain non malté</text:p>
          </table:table-cell>
          <table:table-cell office:value-type="string" calcext:value-type="string">
            <text:p>Grains crus</text:p>
          </table:table-cell>
          <table:table-cell office:value-type="string" calcext:value-type="string">
            <text:p>5.5</text:p>
          </table:table-cell>
          <table:table-cell office:value-type="float" office:value="80" calcext:value-type="float">
            <text:p>80</text:p>
          </table:table-cell>
          <table:table-cell office:value-type="string" calcext:value-type="string">
            <text:p>Avoine</text:p>
          </table:table-cell>
          <table:table-cell office:value-type="string" calcext:value-type="string">
            <text:p>2022</text:p>
          </table:table-cell>
          <table:table-cell office:value-type="string" calcext:value-type="string">
            <text:p>https://www.castlemalting.com/CastleMaltingMaltSpecification.asp?Command=SpecificationShow&amp;SpecificationID=274&amp;CropYear=2022&amp;Language=French&amp;FileType=HTML</text:p>
          </table:table-cell>
          <table:table-cell office:value-type="string" calcext:value-type="string">
            <text:p/>
            <text:p>Caractéristiques</text:p>
            <text:p>Cette céréale non maltée doit être utilisée avec précaution comme complément qui peut offrir de nombreux bénéfices.</text:p>
            <text:p/>
            <text:p>Particularités</text:p>
            <text:p>L’avoine crue donne un corps plus ample à la bière, mais aussi une onctuosité en bouche grâce a son contenu élevé de bêta-glucanes. Cette céréale forme beaucoup de sucres non fermentescibles dans le moût, ce qui donne une densité finale élevée et donc des saveurs plus sucrées et plus douces dans la bière. L'avoine crue est généralement écrasée séparément avant d'être ajoutée au reste des ingrédients. Cependant, elle pourrait également être utilisée directement en association avec Château Pilsen 6-rangs, pour compenser la viscosité de l'avoine et apporter plus de protéines, contribuant à la rétention de la tête.</text:p>
            <text:p/>
            <text:p>Usage</text:p>
            <text:p>Tout type de bière dans laquelle la combinaison des caractéristiques mentionnées ci-dessus est souhaitée. Les bières de session Hoppy en sont un exemple. Jusqu'à 30% du mélange.</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ACIDE</text:p>
          </table:table-cell>
          <table:table-cell office:value-type="string" calcext:value-type="string">
            <text:p>Grain malté</text:p>
          </table:table-cell>
          <table:table-cell office:value-type="string" calcext:value-type="string">
            <text:p>Acidulé</text:p>
          </table:table-cell>
          <table:table-cell office:value-type="float" office:value="10" calcext:value-type="float">
            <text:p>10</text:p>
          </table:table-cell>
          <table:table-cell office:value-type="float" office:value="74" calcext:value-type="float">
            <text:p>74</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143&amp;CropYear=2022&amp;Language=French&amp;FileType=HTML</text:p>
          </table:table-cell>
          <table:table-cell office:value-type="string" calcext:value-type="string">
            <text:p/>
            <text:p>Caractéristiques</text:p>
            <text:p>Malt d’orge acidulé aux lactobacilles, qui diminue le pH du moût et peut être utilisé lors du brassage avec de l’eau riche en bicarbonate.</text:p>
            <text:p/>
            <text:p>Particularités</text:p>
            <text:p>Le malt Château Acide est une solution parfaite pour l'eau de brassage avec une alcalinité faible. Améliore la performance des enzymes hydrolytiques et assure un meilleur empâtage. Il intensifie également la fermentation en ajustant le niveau du pH. Le malt acide améliore le goût bien équilibré de votre bière et renforce la stabilité de son arôme.</text:p>
            <text:p/>
            <text:p>Usage</text:p>
            <text:p>Jusqu’à 5% du mélange. </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DIASTASIQUE</text:p>
          </table:table-cell>
          <table:table-cell office:value-type="string" calcext:value-type="string">
            <text:p>Grain malté</text:p>
          </table:table-cell>
          <table:table-cell office:value-type="string" calcext:value-type="string">
            <text:p>Base (Pilsner|Lager)</text:p>
          </table:table-cell>
          <table:table-cell office:value-type="string" calcext:value-type="string">
            <text:p>3.2</text:p>
          </table:table-cell>
          <table:table-cell office:value-type="float" office:value="80" calcext:value-type="float">
            <text:p>80</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191&amp;CropYear=2022&amp;Language=French&amp;FileType=HTML</text:p>
          </table:table-cell>
          <table:table-cell office:value-type="string" calcext:value-type="string">
            <text:p/>
            <text:p>Caractéristiques</text:p>
            <text:p>Malt enzymatique. Produit des meilleures orges européennes.</text:p>
            <text:p/>
            <text:p>Particularités</text:p>
            <text:p>Augmente le rendement, donne le pouvoir enzymatique nécessaire dans le brassage avec des malts à pouvoir diastasique faible ou avec des grains non-maltés.</text:p>
            <text:p/>
            <text:p>Usage</text:p>
            <text:p>Tous les types de bières. Mélange recommandé : jusqu`a 30%.</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PILSEN NATURE® </text:p>
          </table:table-cell>
          <table:table-cell office:value-type="string" calcext:value-type="string">
            <text:p>Grain malté</text:p>
          </table:table-cell>
          <table:table-cell office:value-type="string" calcext:value-type="string">
            <text:p>Base (Pilsner|Lager)</text:p>
          </table:table-cell>
          <table:table-cell office:value-type="float" office:value="2" calcext:value-type="float">
            <text:p>2</text:p>
          </table:table-cell>
          <table:table-cell office:value-type="float" office:value="81" calcext:value-type="float">
            <text:p>81</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186&amp;CropYear=2022&amp;Language=French&amp;FileType=HTML</text:p>
          </table:table-cell>
          <table:table-cell office:value-type="string" calcext:value-type="string">
            <text:p/>
            <text:p>Caractéristiques</text:p>
            <text:p>Malt belge BIO le plus légèrement coloré. Produit des meilleures orges de printemps d’origine bio certifiée. Touraillage jusqu’à 80 - 85°C.</text:p>
            <text:p/>
            <text:p>Particularités</text:p>
            <text:p>Le plus légèrement coloré et à une basse teneur en protéines, ce malt est bien modifié et facilement empâté par infusion ou décoction. Château Pilsen Nature® a une flaveur forte et douce de malt et possède assez de pouvoir enzymatique pour être utilisé en qualité de malt de base.</text:p>
            <text:p/>
            <text:p>Usage</text:p>
            <text:p>Pour des bières BIO claires et blondes. Excellent dans beaucoup de bières légers tels que les Pilsners, les Lagers américaines et européennes, les ales belges et les bières blanches. Peut être utilisé jusqu’à 100 % du mélange pour des bières blondes (Pilsner, Lager) ou en moindres pourcentages pour les autres bières.</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VIENNA NATURE</text:p>
          </table:table-cell>
          <table:table-cell office:value-type="string" calcext:value-type="string">
            <text:p>Grain malté</text:p>
          </table:table-cell>
          <table:table-cell office:value-type="string" calcext:value-type="string">
            <text:p>Vienne</text:p>
          </table:table-cell>
          <table:table-cell office:value-type="float" office:value="2" calcext:value-type="float">
            <text:p>2</text:p>
          </table:table-cell>
          <table:table-cell office:value-type="float" office:value="80" calcext:value-type="float">
            <text:p>80</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35&amp;CropYear=2022&amp;Language=French&amp;FileType=HTML</text:p>
          </table:table-cell>
          <table:table-cell office:value-type="string" calcext:value-type="string">
            <text:p/>
            <text:p>Caractéristiques</text:p>
            <text:p>Malt belge de base Château Vienna Nature. Légèrement touraillé jusqu’à 85 - 90°C, avec une durée de touraillage plus courte que dans le cas des autres malts.</text:p>
            <text:p/>
            <text:p>Particularités</text:p>
            <text:p>Donne une saveur un peu plus intense de malt et céréales que le malt Pilsen, ainsi que quelques arômes de caramel. Touraillé à température plus élevée que le malt Pilsen. De ce fait, il produit une couleur dorée un peu plus riche et intensifie en même temps le corps et la plénitude de la bière. Grâce à la température plus haute de touraillage, l’activité enzymatique du malt Château Vienna Nature est un peu plus basse que celle du malt Pilsen. Néanmoins, le malt Château Vienna Nature a assez de pouvoir enzymatique pour supporter l’addition de grandes quantités de malts spéciaux.</text:p>
            <text:p/>
            <text:p>Usage</text:p>
            <text:p>Comme base, pour tous les types de bières BIO; Vienna lager BIO. Intensifie la couleur et l’arôme des bières légères. Peut être utilisé jusqu’à 100 % du mélange : 10 – 30 % pour les Pils, 60 – 90 % pour des bières claires ambrées BIO ; 70 – 80 % pour des bières ambrées et foncées BIO.</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PALE ALE NATURE</text:p>
          </table:table-cell>
          <table:table-cell office:value-type="string" calcext:value-type="string">
            <text:p>Grain malté</text:p>
          </table:table-cell>
          <table:table-cell office:value-type="string" calcext:value-type="string">
            <text:p>Base (Pale Ale)</text:p>
          </table:table-cell>
          <table:table-cell office:value-type="string" calcext:value-type="string">
            <text:p>1.2</text:p>
          </table:table-cell>
          <table:table-cell office:value-type="float" office:value="80" calcext:value-type="float">
            <text:p>80</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08&amp;CropYear=2022&amp;Language=French&amp;FileType=HTML</text:p>
          </table:table-cell>
          <table:table-cell office:value-type="string" calcext:value-type="string">
            <text:p/>
            <text:p>Caractéristiques</text:p>
            <text:p>Malt de base belge BIO légèrement coloré. Touraillé jusqu’à 90 - 95°C.</text:p>
            <text:p/>
            <text:p>Particularités</text:p>
            <text:p>Le malt Château Pale Ale Nature est généralement utilisé comme malt de base ou en combinaison avec le malt Pilsen Nature afin d’obtenir une flaveur de malt plus intense et de la coloration complémentaire. D’une couleur plus foncée, ce malt peut donner une teinte dorée à la couleur du moût. Pour produire des bières BIO ambrées et amères, s’utilise avec des levures puissantes. Touraillé pendant une période plus longue, il est mieux modifié et apporte une flaveur plus prononcée que le malt Pilsen Nature. Les enzymes du malt Château Pale Ale Nature supportent l’utilisation des malts spéciaux BIO non-enzymatiques.</text:p>
            <text:p/>
            <text:p>Usage</text:p>
            <text:p>Bières type BIO Pale Ale, amères, la plupart des bières anglaises traditionnelles. Peut être utilisé jusqu’à 100% du mélange.</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MUNICH LIGHT NATURE</text:p>
          </table:table-cell>
          <table:table-cell office:value-type="string" calcext:value-type="string">
            <text:p>Grain malté</text:p>
          </table:table-cell>
          <table:table-cell office:value-type="string" calcext:value-type="string">
            <text:p>Munich</text:p>
          </table:table-cell>
          <table:table-cell office:value-type="string" calcext:value-type="string">
            <text:p>2.5</text:p>
          </table:table-cell>
          <table:table-cell office:value-type="float" office:value="80" calcext:value-type="float">
            <text:p>80</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09&amp;CropYear=2022&amp;Language=French&amp;FileType=HTML</text:p>
          </table:table-cell>
          <table:table-cell office:value-type="string" calcext:value-type="string">
            <text:p/>
            <text:p>Caractéristiques</text:p>
            <text:p>Malt belge BIO spécial de type Munich. Touraillé jusqu’à 100 - 105°C.</text:p>
            <text:p/>
            <text:p>Particularités</text:p>
            <text:p>Un malt BIO riche et doré. Intensifie légèrement la coloration vers une belle couleur orange-doré. Donne à certaines bières un arôme prononcé de grains et de malt, sans nuire à la stabilité de la mousse et au corps. En petites quantités, en combinaison avec le malt Château Pilsen Nature, ce malt est utilisé dans la production des bières BIO claires pour affiner la flaveur de malt et obtenir une couleur plus riche. Renforce le goût des bières de caractère.</text:p>
            <text:p/>
            <text:p>Usage</text:p>
            <text:p>Bières BIO Pale Ale, ambrées, brunes, fortes et foncées, Bocks. Mélange recommandé : jusqu’à 60%.</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MUNICH NATURE®</text:p>
          </table:table-cell>
          <table:table-cell office:value-type="string" calcext:value-type="string">
            <text:p>Grain malté</text:p>
          </table:table-cell>
          <table:table-cell office:value-type="string" calcext:value-type="string">
            <text:p>Munich</text:p>
          </table:table-cell>
          <table:table-cell office:value-type="string" calcext:value-type="string">
            <text:p>24.5</text:p>
          </table:table-cell>
          <table:table-cell office:value-type="float" office:value="80" calcext:value-type="float">
            <text:p>80</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00&amp;CropYear=2022&amp;Language=French&amp;FileType=HTML</text:p>
          </table:table-cell>
          <table:table-cell office:value-type="string" calcext:value-type="string">
            <text:p/>
            <text:p>Particularités</text:p>
            <text:p>Un malt BIO riche et doré. Intensifie légèrement la coloration vers une belle couleur orange-doré. Donne à certaines bières un arôme prononcé de grains et de malt, sans nuire à la stabilité de la mousse et au corps. En petites quantités, en combinaison avec le malt Château Pilsen Nature, ce malt est utilisé dans la production des bières BIO claires pour affiner la flaveur de malt et obtenir une couleur plus riche. Renforce le goût des bières de caractère.</text:p>
            <text:p/>
            <text:p>Usage</text:p>
            <text:p>Bières BIO Pale Ale, ambrées, brunes, fortes et foncées, Bocks. Mélange recommandé : jusqu’à 60%.</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MELANO LIGHT NATURE</text:p>
          </table:table-cell>
          <table:table-cell office:value-type="string" calcext:value-type="string">
            <text:p>Grain malté</text:p>
          </table:table-cell>
          <table:table-cell office:value-type="string" calcext:value-type="string">
            <text:p>Caramel|Crystal</text:p>
          </table:table-cell>
          <table:table-cell office:value-type="float" office:value="40" calcext:value-type="float">
            <text:p>40</text:p>
          </table:table-cell>
          <table:table-cell office:value-type="float" office:value="78" calcext:value-type="float">
            <text:p>78</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54&amp;CropYear=2022&amp;Language=French&amp;FileType=HTML</text:p>
          </table:table-cell>
          <table:table-cell office:value-type="string" calcext:value-type="string">
            <text:p/>
            <text:p>Caractéristiques</text:p>
            <text:p>Malt BIO belge Mélanoïdine (Mélano Light Nature). Germination spéciale. Processus spécial de touraillage jusqu’à 130°C. Tandis que le malt Château Mélano est lentement touraillé, la température est augmentée, ce qui permet la formation des mélanoïdes. *)</text:p>
            <text:p/>
            <text:p>Particularités</text:p>
            <text:p>Très aromatique, avec une flaveur intense de malt. Donne de la plénitude et de la rondeur à la couleur de la bière, intensifie la stabilité de la flaveur et enrichit la couleur rouge de la bière. Augmente le corps de la bière. Ce malt est aussi appelé «Turbo Munich».</text:p>
            <text:p/>
            <text:p>Usage</text:p>
            <text:p>BIO bières ambrées et foncées, type ales écossaises, ales ambrées, rouges. Mélange recommandé: jusqu’à 20%.</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ABBAYE NATURE®</text:p>
          </table:table-cell>
          <table:table-cell office:value-type="string" calcext:value-type="string">
            <text:p>Grain malté</text:p>
          </table:table-cell>
          <table:table-cell office:value-type="string" calcext:value-type="string">
            <text:p>Caramel|Crystal</text:p>
          </table:table-cell>
          <table:table-cell office:value-type="float" office:value="45" calcext:value-type="float">
            <text:p>45</text:p>
          </table:table-cell>
          <table:table-cell office:value-type="float" office:value="78" calcext:value-type="float">
            <text:p>78</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19&amp;CropYear=2022&amp;Language=French&amp;FileType=HTML</text:p>
          </table:table-cell>
          <table:table-cell office:value-type="string" calcext:value-type="string">
            <text:p/>
            <text:p>Caractéristiques</text:p>
            <text:p>Malt belge brun. Germination spéciale et touraillage jusqu’à 110°C.</text:p>
            <text:p/>
            <text:p>Particularités</text:p>
            <text:p>Donne une forte saveur de pain cuit, noix et fruits. La flaveur de ce malt a quelques notes d’amertume qui s’adoucissent avec sa maturité. Le malt Château Abbaye® peut avoir une flaveur assez forte et est généralement utilisé en petits pourcentages (10%) dans la production des types de bière réclamant une coloration intense.</text:p>
            <text:p/>
            <text:p>Usage</text:p>
            <text:p>Bières types Pale Ale, porters bruns et bières spéciales ; diverses bières anglaises. Jusqu’à 25% du mélange.</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MELANO NATURE®</text:p>
          </table:table-cell>
          <table:table-cell office:value-type="string" calcext:value-type="string">
            <text:p>Grain malté</text:p>
          </table:table-cell>
          <table:table-cell office:value-type="string" calcext:value-type="string">
            <text:p>Caramel|Crystal</text:p>
          </table:table-cell>
          <table:table-cell office:value-type="float" office:value="80" calcext:value-type="float">
            <text:p>80</text:p>
          </table:table-cell>
          <table:table-cell office:value-type="float" office:value="78" calcext:value-type="float">
            <text:p>78</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67&amp;CropYear=2022&amp;Language=French&amp;FileType=HTML</text:p>
          </table:table-cell>
          <table:table-cell office:value-type="string" calcext:value-type="string">
            <text:p/>
            <text:p>Caractéristiques</text:p>
            <text:p>Malt belge Mélanoïdine (Mélano) Nature. Germination spéciale. Processus spécial de touraillage jusqu’à 130°C. Tandis que le malt Château Mélano est lentement touraillé, la température est augmentée, ce qui permet la formation des mélanoïdes.*)</text:p>
            <text:p/>
            <text:p>Particularités</text:p>
            <text:p>Très aromatique, avec une flaveur intense de malt. Donne de la plénitude et de la rondeur à la couleur de la bière, intensifie la stabilité de la flaveur et enrichit la couleur rouge de la bière. Augmente le corps de la bière. Ce malt est aussi appelé «Turbo Munich».</text:p>
            <text:p/>
            <text:p>Usage</text:p>
            <text:p>Bières ambrées et foncées, type ales écossaises, ales ambrées, rouges. Mélange recommandé: jusqu’à 20%.</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ARÔME NATURE</text:p>
          </table:table-cell>
          <table:table-cell office:value-type="string" calcext:value-type="string">
            <text:p>Grain malté</text:p>
          </table:table-cell>
          <table:table-cell office:value-type="string" calcext:value-type="string">
            <text:p>Caramel|Crystal</text:p>
          </table:table-cell>
          <table:table-cell office:value-type="float" office:value="100" calcext:value-type="float">
            <text:p>100</text:p>
          </table:table-cell>
          <table:table-cell office:value-type="float" office:value="78" calcext:value-type="float">
            <text:p>78</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70&amp;CropYear=2022&amp;Language=French&amp;FileType=HTML</text:p>
          </table:table-cell>
          <table:table-cell office:value-type="string" calcext:value-type="string">
            <text:p/>
            <text:p>Caractéristiques</text:p>
            <text:p>Malt belge bio aromatique. Haute température de germination, touraillé jusqu’à 115°C pour développer un grand arôme.</text:p>
            <text:p/>
            <text:p>Particularités</text:p>
            <text:p>Donne un arôme et une flaveur très vive de malt aux bières ambrées et lagers foncés. En comparaison aux autres malts colorés traditionnels, le malt Château Arôme a un pouvoir diastasique plus élevé et produit une amertume moins intense.</text:p>
            <text:p/>
            <text:p>Usage</text:p>
            <text:p>Bières spéciales très aromatiques. Peut être utilisé jusqu’à 20% du mélange.</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RYSTAL NATURE</text:p>
          </table:table-cell>
          <table:table-cell office:value-type="string" calcext:value-type="string">
            <text:p>Grain malté</text:p>
          </table:table-cell>
          <table:table-cell office:value-type="string" calcext:value-type="string">
            <text:p>Caramel|Crystal</text:p>
          </table:table-cell>
          <table:table-cell office:value-type="float" office:value="150" calcext:value-type="float">
            <text:p>150</text:p>
          </table:table-cell>
          <table:table-cell office:value-type="float" office:value="78" calcext:value-type="float">
            <text:p>78</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10&amp;CropYear=2022&amp;Language=French&amp;FileType=HTML</text:p>
          </table:table-cell>
          <table:table-cell office:value-type="string" calcext:value-type="string">
            <text:p/>
            <text:p>Caractéristiques</text:p>
            <text:p>Malt belge BIO aromatique, à caramélisation spéciale développée par la Malterie du Château. Processus particulier de germination. Caramélisé en quelques étapes pour obtenir ses arôme et saveur uniques.</text:p>
            <text:p/>
            <text:p>Particularités</text:p>
            <text:p>Ce malt BIO de couleur caramel - cuivre donne un goût riche et de l’arôme aux bières ambrées et foncées du type Lager. Par comparaison aux autres malts BIO colorés traditionnels, Château Crystal Nature® a plus de pouvoir diastasique et apporte une amertume plus douce à la bière.</text:p>
            <text:p/>
            <text:p>Usage</text:p>
            <text:p>Bières BIO aromatiques et colorées. Toutes bières BIO réclamant une forte saveur de malt. Ales belges et bocks allemandes. Mélange recommandé : jusqu’à 20%.</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AFÉ LIGHT NATURE®</text:p>
          </table:table-cell>
          <table:table-cell office:value-type="string" calcext:value-type="string">
            <text:p>Grain malté</text:p>
          </table:table-cell>
          <table:table-cell office:value-type="string" calcext:value-type="string">
            <text:p>Caramel|Crystal</text:p>
          </table:table-cell>
          <table:table-cell office:value-type="float" office:value="250" calcext:value-type="float">
            <text:p>250</text:p>
          </table:table-cell>
          <table:table-cell office:value-type="float" office:value="77" calcext:value-type="float">
            <text:p>77</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68&amp;CropYear=2022&amp;Language=French&amp;FileType=HTML</text:p>
          </table:table-cell>
          <table:table-cell office:value-type="string" calcext:value-type="string">
            <text:p/>
            <text:p>Caractéristiques</text:p>
            <text:p>Malt belge Château Café Light. Révélation du goût jusqu’à 200°C.</text:p>
            <text:p/>
            <text:p>Particularités</text:p>
            <text:p>Donne un goût doux et une saveur de café et de noix à la bière. Apporte de la complexité à toutes les ales foncées et renforce la couleur de la bière.</text:p>
            <text:p/>
            <text:p>Usage</text:p>
            <text:p>Stouts, porters, dans les ales brunes - en petites quantités pour obtenir quelques nuances de café rôti frais. Mélange recommandé: jusqu’à 10%.</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SMOKED NATURE®</text:p>
          </table:table-cell>
          <table:table-cell office:value-type="string" calcext:value-type="string">
            <text:p>Grain malté</text:p>
          </table:table-cell>
          <table:table-cell office:value-type="string" calcext:value-type="string">
            <text:p>Base (Fumé)</text:p>
          </table:table-cell>
          <table:table-cell office:value-type="float" office:value="8" calcext:value-type="float">
            <text:p>8</text:p>
          </table:table-cell>
          <table:table-cell office:value-type="float" office:value="77" calcext:value-type="float">
            <text:p>77</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29&amp;CropYear=2022&amp;Language=English&amp;FileType=HTML</text:p>
          </table:table-cell>
          <table:table-cell office:value-type="string" calcext:value-type="string">
            <text:p/>
            <text:p>Features</text:p>
            <text:p>Enzymatically active special type of organic malt used in the production of a wide variety of organic beer styles and organic whisky.</text:p>
            <text:p/>
            <text:p>Characteristics</text:p>
            <text:p>Smoked over beech wood, this malt develops an intense smoky and sweet-key flavor in your beer or whisky.</text:p>
            <text:p/>
            <text:p>Usage</text:p>
            <text:p>Smoked organic beers, organic specialty beers, organic Rauchbier, organic Alaskan smoked ales and Scottish ales, organic whisky. Up to 15% of the mix.</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ARA CLAIR NATURE</text:p>
          </table:table-cell>
          <table:table-cell office:value-type="string" calcext:value-type="string">
            <text:p>Grain malté</text:p>
          </table:table-cell>
          <table:table-cell office:value-type="string" calcext:value-type="string">
            <text:p>Caramel|Crystal</text:p>
          </table:table-cell>
          <table:table-cell office:value-type="float" office:value="9" calcext:value-type="float">
            <text:p>9</text:p>
          </table:table-cell>
          <table:table-cell office:value-type="float" office:value="78" calcext:value-type="float">
            <text:p>78</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52&amp;CropYear=2022&amp;Language=English&amp;FileType=HTML</text:p>
          </table:table-cell>
          <table:table-cell office:value-type="string" calcext:value-type="string">
            <text:p/>
            <text:p>Caractéristiques</text:p>
            <text:p>Malt Château Cara Clair Nature est le plus pâle Malt Caramel belge réalisé selon un procédé particulier.</text:p>
            <text:p/>
            <text:p>Particularités</text:p>
            <text:p>Château Cara Clair Nature est un type de malt caramel belge qui intensifie le corps de la bière. Il favorise la formation et la tenue de la mousse. Il apporte douceur et arôme de biscuit à la bière.</text:p>
            <text:p/>
            <text:p>Usage</text:p>
            <text:p>Organic Pilsner Lager, bière avec une quantité réduite d’alcool, bière légère, bière Bock. Jusqu'à 30% du mélange.</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ARA BLOND NATURE</text:p>
          </table:table-cell>
          <table:table-cell office:value-type="string" calcext:value-type="string">
            <text:p>Grain malté</text:p>
          </table:table-cell>
          <table:table-cell office:value-type="string" calcext:value-type="string">
            <text:p>Caramel|Crystal</text:p>
          </table:table-cell>
          <table:table-cell office:value-type="float" office:value="20" calcext:value-type="float">
            <text:p>20</text:p>
          </table:table-cell>
          <table:table-cell office:value-type="float" office:value="78" calcext:value-type="float">
            <text:p>78</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02&amp;CropYear=2022&amp;Language=French&amp;FileType=HTML</text:p>
          </table:table-cell>
          <table:table-cell office:value-type="string" calcext:value-type="string">
            <text:p/>
            <text:p>Caractéristiques</text:p>
            <text:p>Malt Château Cara Blond Nature® belge. Torréfié à température modérée pour enlever l’amertume.</text:p>
            <text:p/>
            <text:p>Particularités</text:p>
            <text:p>Le malt Château Cara Blond Nature® donne un arôme doux, ainsi qu’une flaveur unique de caramel. Il crée une couleur dorée. Une particularité typique de malts Caramel Nature est la présence des grains entiers qui fournissent les composants non-fermentescibles nécessaires pour augmenter le moelleux en bouche, la stabilité de la mousse et celle de la bière.</text:p>
            <text:p/>
            <text:p>Usage</text:p>
            <text:p>Bières BIO blanches, légères, à faible densité alcoolique et sans alcool, bières d`Abbaye. Mélange maximum recommandé : jusqu’à 30%.</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ARA RUBY NATURE®</text:p>
          </table:table-cell>
          <table:table-cell office:value-type="string" calcext:value-type="string">
            <text:p>Grain malté</text:p>
          </table:table-cell>
          <table:table-cell office:value-type="string" calcext:value-type="string">
            <text:p>Caramel|Crystal</text:p>
          </table:table-cell>
          <table:table-cell office:value-type="float" office:value="50" calcext:value-type="float">
            <text:p>50</text:p>
          </table:table-cell>
          <table:table-cell office:value-type="float" office:value="78" calcext:value-type="float">
            <text:p>78</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03&amp;CropYear=2022&amp;Language=French&amp;FileType=HTML</text:p>
          </table:table-cell>
          <table:table-cell office:value-type="string" calcext:value-type="string">
            <text:p/>
            <text:p>Caractéristiques</text:p>
            <text:p>Malt Château Cara Ruby Nature® belge. Haute température de germination. Torréfié jusqu’à 220°C pour développer un grand arôme.</text:p>
            <text:p/>
            <text:p>Particularités</text:p>
            <text:p>Château Cara Ruby Nature® donne un arôme riche, ainsi qu’une flaveur unique de caramel. Il crée une couleur ambrée claire à rougeâtre. Une particularité typique de malts Caramel Nature est la présence des grains entiers qui fournissent les composants non-fermentescibles nécessaires pour augmenter le moelleux en bouche, la stabilité de la mousse et celle de la bière.</text:p>
            <text:p/>
            <text:p>Usage</text:p>
            <text:p>Bières BIO blanches, légères, à faible densité alcoolique et sans alcool, bières d`Abbaye. Mélange maximum recommandé : jusqu’à 25%.</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ARA HONEY NATURE</text:p>
          </table:table-cell>
          <table:table-cell office:value-type="string" calcext:value-type="string">
            <text:p>Grain malté</text:p>
          </table:table-cell>
          <table:table-cell office:value-type="string" calcext:value-type="string">
            <text:p>Caramel|Crystal</text:p>
          </table:table-cell>
          <table:table-cell office:value-type="float" office:value="70" calcext:value-type="float">
            <text:p>70</text:p>
          </table:table-cell>
          <table:table-cell office:value-type="float" office:value="75" calcext:value-type="float">
            <text:p>75</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88&amp;CropYear=2022&amp;Language=French&amp;FileType=HTML</text:p>
          </table:table-cell>
          <table:table-cell office:value-type="string" calcext:value-type="string">
            <text:p/>
            <text:p>Caractéristiques</text:p>
            <text:p>Malt caramel ambré belge. Germination à haute température, suivie d’une torréfaction en tambour.</text:p>
            <text:p/>
            <text:p>Particularités</text:p>
            <text:p>Ce malt confère une teinte rougeâtre aux bières ainsi que des notes de caramel, de bonbon et de pain. Il donne du corps aux bières spéciales et il améliore la formation et la rétention de la mousse.</text:p>
            <text:p/>
            <text:p>Usage</text:p>
            <text:p>Bières de type ale ou lager: rouges, ambrées ou brunes; ou pour des bières de type Bock ou foncées. Mélange maximum recommandé: jusqu’à 20%.</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ARA AROME NATURE</text:p>
          </table:table-cell>
          <table:table-cell office:value-type="string" calcext:value-type="string">
            <text:p>Grain malté</text:p>
          </table:table-cell>
          <table:table-cell office:value-type="string" calcext:value-type="string">
            <text:p>Caramel|Crystal</text:p>
          </table:table-cell>
          <table:table-cell office:value-type="float" office:value="90" calcext:value-type="float">
            <text:p>90</text:p>
          </table:table-cell>
          <table:table-cell office:value-type="float" office:value="75" calcext:value-type="float">
            <text:p>75</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75&amp;CropYear=2022&amp;Language=French&amp;FileType=HTML</text:p>
          </table:table-cell>
          <table:table-cell office:value-type="string" calcext:value-type="string">
            <text:p/>
            <text:p>Caractéristiques</text:p>
            <text:p>Malt caramel aromatique belge nature. Germination à haute température, suivie d’une torréfaction en tambour.</text:p>
            <text:p/>
            <text:p>Particularités</text:p>
            <text:p>Ce malt nature confère une teinte ambré foncé à cuivré aux bières. Il apporte des arômes intenses de caramel et de malt, ainsi que des notes de biscuit. Il intensifie considérablement le corps des bières spéciales et il améliore la formation et la rétention de la mousse.</text:p>
            <text:p/>
            <text:p>Usage</text:p>
            <text:p>Bières ales et lager de tout type. Mélange maximum recommandé: jusqu’à 15%.</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ARA GOLD NATURE®</text:p>
          </table:table-cell>
          <table:table-cell office:value-type="string" calcext:value-type="string">
            <text:p>Grain malté</text:p>
          </table:table-cell>
          <table:table-cell office:value-type="string" calcext:value-type="string">
            <text:p>Caramel|Crystal</text:p>
          </table:table-cell>
          <table:table-cell office:value-type="float" office:value="120" calcext:value-type="float">
            <text:p>120</text:p>
          </table:table-cell>
          <table:table-cell office:value-type="float" office:value="78" calcext:value-type="float">
            <text:p>78</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04&amp;CropYear=2022&amp;Language=French&amp;FileType=HTML</text:p>
          </table:table-cell>
          <table:table-cell office:value-type="string" calcext:value-type="string">
            <text:p/>
            <text:p>Caractéristiques</text:p>
            <text:p>Malt caramel Nature belge doré. Haute température de germination. Torréfié jusqu’à 220°C pour développer un grand arôme.</text:p>
            <text:p/>
            <text:p>Particularités</text:p>
            <text:p>Le malt Château Cara Gold Nature® donne un arôme intense, ainsi qu’une flaveur unique de caramel et de cassonade. Il crée une couleur ambrée riche. Une particularité typique de malts Caramel Nature est la présence des grains entiers qui fournissent les composants non-fermentescibles nécessaires pour augmenter le moelleux en bouche, la stabilité de la mousse et celle de la bière.</text:p>
            <text:p/>
            <text:p>Usage</text:p>
            <text:p>Bières BIO aromatiques et colorées. Mélange maximum recommandé : jusqu’à 20%.</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ARA CRYSTAL NATURE</text:p>
          </table:table-cell>
          <table:table-cell office:value-type="string" calcext:value-type="string">
            <text:p>Grain malté</text:p>
          </table:table-cell>
          <table:table-cell office:value-type="string" calcext:value-type="string">
            <text:p>Caramel|Crystal</text:p>
          </table:table-cell>
          <table:table-cell office:value-type="float" office:value="150" calcext:value-type="float">
            <text:p>150</text:p>
          </table:table-cell>
          <table:table-cell office:value-type="float" office:value="74" calcext:value-type="float">
            <text:p>74</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76&amp;CropYear=2022&amp;Language=French&amp;FileType=HTML</text:p>
          </table:table-cell>
          <table:table-cell office:value-type="string" calcext:value-type="string">
            <text:p/>
            <text:p>Caractéristiques</text:p>
            <text:p>Malt caramel belge foncé nature. Germination à haute température, suivie d’une torréfaction en tambour.</text:p>
            <text:p/>
            <text:p>Particularités</text:p>
            <text:p>Ce malt nature confère une teinte ambré foncé à cuivré profond. Il apporte des arômes intenses de malt, de caramel et de biscuit. Il intensifie considérablement le corps des bières spéciales et il améliore la formation et la rétention de la mousse.</text:p>
            <text:p/>
            <text:p>Usage</text:p>
            <text:p>Bières de type Brown Ale, Lager foncée, Ambrée, Bock, etc. Mélange maximum recommandé: jusqu’à 15%.</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ARA CAFÉ NATURE</text:p>
          </table:table-cell>
          <table:table-cell office:value-type="string" calcext:value-type="string">
            <text:p>Grain malté</text:p>
          </table:table-cell>
          <table:table-cell office:value-type="string" calcext:value-type="string">
            <text:p>Caramel|Crystal</text:p>
          </table:table-cell>
          <table:table-cell office:value-type="float" office:value="400" calcext:value-type="float">
            <text:p>400</text:p>
          </table:table-cell>
          <table:table-cell office:value-type="float" office:value="70" calcext:value-type="float">
            <text:p>70</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77&amp;CropYear=2022&amp;Language=French&amp;FileType=HTML</text:p>
          </table:table-cell>
          <table:table-cell office:value-type="string" calcext:value-type="string">
            <text:p/>
            <text:p>Caractéristiques</text:p>
            <text:p>Malt caramel belge nature avec des notes de café. Germination à haute température, suivie d’une torréfaction en tambour.</text:p>
            <text:p/>
            <text:p>Particularités</text:p>
            <text:p>Ce malt nature confère une teinte brune aux bières. Il apporte des arômes intenses de caramel foncé, de noix grillées et de fruits secs. Il intensifie fortement le corps des bières spéciales.</text:p>
            <text:p/>
            <text:p>Usage</text:p>
            <text:p>Bières ambrées, Stout, Bock, Bière d’octobre, Lager, Ale foncée, Rouge Irlandaise, Barley Wine, etc. Mélange maximum recommandé: jusqu’à 15%.</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BISCUIT NATURE</text:p>
          </table:table-cell>
          <table:table-cell office:value-type="string" calcext:value-type="string">
            <text:p>Grain malté</text:p>
          </table:table-cell>
          <table:table-cell office:value-type="string" calcext:value-type="string">
            <text:p>Amber|Biscuit|Victory</text:p>
          </table:table-cell>
          <table:table-cell office:value-type="float" office:value="50" calcext:value-type="float">
            <text:p>50</text:p>
          </table:table-cell>
          <table:table-cell office:value-type="float" office:value="77" calcext:value-type="float">
            <text:p>77</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05&amp;CropYear=2022&amp;Language=French&amp;FileType=HTML</text:p>
          </table:table-cell>
          <table:table-cell office:value-type="string" calcext:value-type="string">
            <text:p/>
            <text:p>Caractéristiques</text:p>
            <text:p>Malt belge BIO unique et très spécial. Légèrement touraillé, puis légèrement torréfié jusqu’à 160°C.</text:p>
            <text:p/>
            <text:p>Particularités</text:p>
            <text:p>Le malt Château Biscuit Nature® crée un arrière-goût de « grillé » bien prononcé. Apporte de l’arôme et de la flaveur de pain et biscuits doux. Ce malt donne au moût une couleur douce de brun léger à moyen. Le malt Biscuit Nature® est utilisé afin d’intensifier le goût et l’arôme de grillé, qui caractérise les bières de types BIO Ale et Lager, en conférant des propriétés raffinées des malts Château Black Nature et Château Chocolat Nature. Ne contient pas d’enzymes. Doit être empâté avec des malts à pouvoir diastasique important.</text:p>
            <text:p/>
            <text:p>Usage</text:p>
            <text:p>Toutes les bières BIO spéciales, ales anglaises, ales brunes et porters. Mélange maximum recommandé : 25%. </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AFÉ NATURE</text:p>
          </table:table-cell>
          <table:table-cell office:value-type="string" calcext:value-type="string">
            <text:p>Grain malté</text:p>
          </table:table-cell>
          <table:table-cell office:value-type="string" calcext:value-type="string">
            <text:p>Caramel|Crystal</text:p>
          </table:table-cell>
          <table:table-cell office:value-type="float" office:value="470" calcext:value-type="float">
            <text:p>470</text:p>
          </table:table-cell>
          <table:table-cell office:value-type="string" calcext:value-type="string">
            <text:p>75.5</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60&amp;CropYear=2022&amp;Language=French&amp;FileType=HTML</text:p>
          </table:table-cell>
          <table:table-cell office:value-type="string" calcext:value-type="string">
            <text:p/>
            <text:p>Caractéristiques</text:p>
            <text:p>Malt belge Café. Révélation du goût jusqu’à 200°C.</text:p>
            <text:p/>
            <text:p>Particularités</text:p>
            <text:p>Donne un goût doux et une saveur de café et de noix à la bière. Apporte de la complexité à toutes les ales foncées et renforce la couleur de la bière.</text:p>
            <text:p/>
            <text:p>Usage</text:p>
            <text:p>Stouts, porters, dans les ales brunes - en petites quantités pour obtenir quelques nuances de café rôti frais. Mélange recommandé: jusqu’à 10%.</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HOCOLAT NATURE®</text:p>
          </table:table-cell>
          <table:table-cell office:value-type="string" calcext:value-type="string">
            <text:p>Grain malté</text:p>
          </table:table-cell>
          <table:table-cell office:value-type="string" calcext:value-type="string">
            <text:p>Chocolat</text:p>
          </table:table-cell>
          <table:table-cell office:value-type="float" office:value="1000" calcext:value-type="float">
            <text:p>1000</text:p>
          </table:table-cell>
          <table:table-cell office:value-type="float" office:value="75" calcext:value-type="float">
            <text:p>75</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12&amp;CropYear=2022&amp;Language=French&amp;FileType=HTML</text:p>
          </table:table-cell>
          <table:table-cell office:value-type="string" calcext:value-type="string">
            <text:p/>
            <text:p>Caractéristiques</text:p>
            <text:p>Malt belge Château Chocolat Nature. Torréfié à 220°C, puis rapidement refroidi dès que la couleur désirée est obtenue.</text:p>
            <text:p/>
            <text:p>Particularités</text:p>
            <text:p>Le malt Château Chocolat Nature est un malt torréfié à haute température pour obtenir la couleur brun foncé dont découle son nom. Il est utilisé pour affiner la couleur et donner une flaveur de noix torréfiée à la bière. Ce malt a beaucoup de particularités communes avec le malt Black Nature, mais il est moins amer et plus clair, puisqu’il est torréfié pendant une période un peu plus courte et à des températures finales moins élevées.</text:p>
            <text:p/>
            <text:p>Usage</text:p>
            <text:p>Bières BIO foncées, fortes, noires, telles que les Porters, Stouts et Brown Ales. Mélange maximum recommandé : 7%.</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BLACK NATURE®</text:p>
          </table:table-cell>
          <table:table-cell office:value-type="string" calcext:value-type="string">
            <text:p>Grain malté</text:p>
          </table:table-cell>
          <table:table-cell office:value-type="string" calcext:value-type="string">
            <text:p>Orge rôtie</text:p>
          </table:table-cell>
          <table:table-cell office:value-type="float" office:value="1375" calcext:value-type="float">
            <text:p>1375</text:p>
          </table:table-cell>
          <table:table-cell office:value-type="float" office:value="73" calcext:value-type="float">
            <text:p>73</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06&amp;CropYear=2022&amp;Language=French&amp;FileType=HTML</text:p>
          </table:table-cell>
          <table:table-cell office:value-type="string" calcext:value-type="string">
            <text:p/>
            <text:p>Caractéristiques</text:p>
            <text:p>Malt Château Black Nature 1500 EBC. Le malt BIO le plus foncé. Torréfié jusqu’à 230°C.</text:p>
            <text:p/>
            <text:p>Particularités</text:p>
            <text:p>Renforcement de l’arôme des bières BIO de caractère, apporte une saveur plus astringente que les autres malts BIO colorés. Donne un goût légèrement fumé ou brûlé.</text:p>
            <text:p/>
            <text:p>Usage</text:p>
            <text:p>Bières BIO très foncées, Stouts et Porters. Mélange maximum recommandé : 3%. Pour Stouts : jusqu’à 6%.</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BLACK OF BLACK NATURE</text:p>
          </table:table-cell>
          <table:table-cell office:value-type="string" calcext:value-type="string">
            <text:p>Grain malté</text:p>
          </table:table-cell>
          <table:table-cell office:value-type="string" calcext:value-type="string">
            <text:p>Orge rôtie</text:p>
          </table:table-cell>
          <table:table-cell office:value-type="float" office:value="800" calcext:value-type="float">
            <text:p>800</text:p>
          </table:table-cell>
          <table:table-cell office:value-type="float" office:value="72" calcext:value-type="float">
            <text:p>72</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53&amp;CropYear=2022&amp;Language=French&amp;FileType=HTML</text:p>
          </table:table-cell>
          <table:table-cell office:value-type="string" calcext:value-type="string">
            <text:p/>
            <text:p>Caractéristiques</text:p>
            <text:p>Malt bio torréfié unique. Torréfié jusqu’à 225°C.</text:p>
            <text:p/>
            <text:p>Particularités</text:p>
            <text:p>Ce malt spécial bio torréfié offre un grand avantage: Château Black Of Black Nature donne à la bière le goût et l’arôme typiques du malt Black traditionnel sans intensifier la couleur de la bière. Il confère à la bière des notes torréfiées agréables et bien équilibrées. Maintenant vous pouvez brasser une bière bio de couleur ambrée, avec un caractère torréfié plus prononcé, ce qui n’était pas possible avant que la Malterie du Château ne crée une technologie unique au monde pour la production du Château Black Of Black Nature.</text:p>
            <text:p/>
            <text:p>Usage</text:p>
            <text:p>Des bières ambrées jusqu’aux bières très foncées Bio, Stouts et Porters. Mélange maximum recommandé: 5%.</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ROASTED BARLEY NATURE®</text:p>
          </table:table-cell>
          <table:table-cell office:value-type="string" calcext:value-type="string">
            <text:p>Grain malté</text:p>
          </table:table-cell>
          <table:table-cell office:value-type="string" calcext:value-type="string">
            <text:p>Orge rôtie</text:p>
          </table:table-cell>
          <table:table-cell office:value-type="float" office:value="1200" calcext:value-type="float">
            <text:p>1200</text:p>
          </table:table-cell>
          <table:table-cell office:value-type="float" office:value="65" calcext:value-type="float">
            <text:p>65</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45&amp;CropYear=2022&amp;Language=French&amp;FileType=HTML</text:p>
          </table:table-cell>
          <table:table-cell office:value-type="string" calcext:value-type="string">
            <text:p/>
            <text:p>Caractéristiques</text:p>
            <text:p>Orge Bio torréfiée jusqu’à 230 ºC. La durée du processus de torréfaction détermine la couleur foncée du grain.</text:p>
            <text:p/>
            <text:p>Particularités</text:p>
            <text:p>Château Roasted Barley Nature est une orge très torréfiée qui donne à vos bières un goût fumé et un arôme de café. Château Roasted Barley Nature a des caractéristiques qui ressemblent à celles du malt Château Black Nature bien qu’il soit beaucoup plus complexe. Il a de l’amidon qui peut être converti au cours de l’empâtage ayant, en conséquence, un impact sur la densité spécifique. Château Roasted Barley Nature donne aussi de la douceur à la bière. En comparaison avec les malts Château Chocolat Nature et Château Black Nature l’orge torréfiée produit la mousse la plus claire. Confère à la bière une couleur rouge acajou et un fort arôme torréfié. Rend les bières Stout et Porter plus sèches.</text:p>
            <text:p/>
            <text:p>Usage</text:p>
            <text:p>Stouts Bio, Porters B</text:p>
            <text:p>Caractéristiques</text:p>
            <text:p>Orge Bio torréfiée jusqu’à 230 ºC. La durée du processus de torréfaction détermine la couleur foncée du grain.</text:p>
            <text:p/>
            <text:p>Particularités</text:p>
            <text:p>Château Roasted Barley Nature est une orge très torréfiée qui donne à vos bières un goût fumé et un arôme de café. Château Roasted Barley Nature a des caractéristiques qui ressemblent à celles du malt Château Black Nature bien qu’il soit beaucoup plus complexe. Il a de l’amidon qui peut être converti au cours de l’empâtage ayant, en conséquence, un impact sur la densité spécifique. Château Roasted Barley Nature donne aussi de la douceur à la bière. En comparaison avec les malts Château Chocolat Nature et Château Black Nature l’orge torréfiée produit la mousse la plus claire. Confère à la bière une couleur rouge acajou et un fort arôme torréfié. Rend les bières Stout et Porter plus sèches.</text:p>
            <text:p/>
            <text:p>Usage</text:p>
            <text:p>Stouts Bio, Porters Bio, Ales brunes Bio et autres types de bières Bio foncées.</text:p>
            <text:p>io, Ales brunes Bio et autres types de bières Bio foncées.</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FROMENT BLANC NATURE (WHEAT BLANC BIO)</text:p>
          </table:table-cell>
          <table:table-cell office:value-type="string" calcext:value-type="string">
            <text:p>Grain malté</text:p>
          </table:table-cell>
          <table:table-cell office:value-type="string" calcext:value-type="string">
            <text:p>Base (Blé)</text:p>
          </table:table-cell>
          <table:table-cell office:value-type="string" calcext:value-type="string">
            <text:p>5.5</text:p>
          </table:table-cell>
          <table:table-cell office:value-type="float" office:value="84" calcext:value-type="float">
            <text:p>84</text:p>
          </table:table-cell>
          <table:table-cell office:value-type="string" calcext:value-type="string">
            <text:p>Blé</text:p>
          </table:table-cell>
          <table:table-cell office:value-type="string" calcext:value-type="string">
            <text:p>2022</text:p>
          </table:table-cell>
          <table:table-cell office:value-type="string" calcext:value-type="string">
            <text:p>https://www.castlemalting.com/CastleMaltingMaltSpecification.asp?Command=SpecificationShow&amp;SpecificationID=233&amp;CropYear=2022&amp;Language=French&amp;FileType=HTML</text:p>
          </table:table-cell>
          <table:table-cell office:value-type="string" calcext:value-type="string">
            <text:p/>
            <text:p>Caractéristiques</text:p>
            <text:p>Malt de Blé belge. Touraillé jusqu’à 80 - 85°C.</text:p>
            <text:p/>
            <text:p>Particularités</text:p>
            <text:p>Valorise l’arôme spécifique du malt de blé, essentiel dans la production des bières de blé, mais il est aussi utilisé dans les bières maltées (3 – 5%). Sa teneur en protéines donne de la plénitude à la bière et renforce la stabilité de la mousse.</text:p>
            <text:p/>
            <text:p>Usage</text:p>
            <text:p>Bières de blé, blanches, légères, à faible densité alcoolique et sans alcool. Mélange maximum recommandé: 35%.</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FROMENT MUNICH LIGHT NATURE®</text:p>
          </table:table-cell>
          <table:table-cell office:value-type="string" calcext:value-type="string">
            <text:p>Grain malté</text:p>
          </table:table-cell>
          <table:table-cell office:value-type="string" calcext:value-type="string">
            <text:p>Munich</text:p>
          </table:table-cell>
          <table:table-cell office:value-type="float" office:value="16" calcext:value-type="float">
            <text:p>16</text:p>
          </table:table-cell>
          <table:table-cell office:value-type="float" office:value="83" calcext:value-type="float">
            <text:p>83</text:p>
          </table:table-cell>
          <table:table-cell office:value-type="string" calcext:value-type="string">
            <text:p>Blé</text:p>
          </table:table-cell>
          <table:table-cell office:value-type="string" calcext:value-type="string">
            <text:p>2022</text:p>
          </table:table-cell>
          <table:table-cell office:value-type="string" calcext:value-type="string">
            <text:p>https://www.castlemalting.com/CastleMaltingMaltSpecification.asp?Command=SpecificationShow&amp;SpecificationID=284&amp;CropYear=2022&amp;Language=French&amp;FileType=HTML</text:p>
          </table:table-cell>
          <table:table-cell office:value-type="string" calcext:value-type="string">
            <text:p/>
            <text:p>Caractéristiques</text:p>
            <text:p>Malt de blé belge très spécial de type Munich. Touraillé jusqu’à 100 - 105°C.</text:p>
            <text:p/>
            <text:p>Particularités</text:p>
            <text:p>Pas trop foncé mais plus riche en flaveur que le malt Château Wheat Blanc. Pour obtenir une bière plus légère et plus pétillante avec un arôme d’ale typique.</text:p>
            <text:p/>
            <text:p>Usage</text:p>
            <text:p>Bières de blé foncées, weizenbocks, stouts, ou, en petits pourcentages, pour intensifier le corps et la stabilité de la mousse des autres ales foncées. Mélange recommandé: jusqu’à 30%.</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ARA FROMENT BLOND NATURE </text:p>
          </table:table-cell>
          <table:table-cell office:value-type="string" calcext:value-type="string">
            <text:p>Grain malté</text:p>
          </table:table-cell>
          <table:table-cell office:value-type="string" calcext:value-type="string">
            <text:p>Caramel|Crystal</text:p>
          </table:table-cell>
          <table:table-cell office:value-type="float" office:value="15" calcext:value-type="float">
            <text:p>15</text:p>
          </table:table-cell>
          <table:table-cell office:value-type="float" office:value="78" calcext:value-type="float">
            <text:p>78</text:p>
          </table:table-cell>
          <table:table-cell office:value-type="string" calcext:value-type="string">
            <text:p>Blé</text:p>
          </table:table-cell>
          <table:table-cell office:value-type="string" calcext:value-type="string">
            <text:p>2022</text:p>
          </table:table-cell>
          <table:table-cell office:value-type="string" calcext:value-type="string">
            <text:p>https://www.castlemalting.com/CastleMaltingMaltSpecification.asp?Command=SpecificationShow&amp;SpecificationID=237&amp;CropYear=2022&amp;Language=French&amp;FileType=HTML</text:p>
          </table:table-cell>
          <table:table-cell office:value-type="string" calcext:value-type="string">
            <text:p/>
            <text:p>Caractéristiques</text:p>
            <text:p>Light brown organic caramel wheat malt with malty odour and sweet malty taste.</text:p>
            <text:p/>
            <text:p>Particularités</text:p>
            <text:p>Enhances the peculiar taste of organic wheat beers. Château Cara Wheat Blond Nature malt is essential in making wheat organic beers, but is also used in barley malt-based organic beers (3–5%) like Brown Beers, Belgian Dubbel, thanks to its protein level that gives the beer a fuller mouthfeel and enhanced head stability.</text:p>
            <text:p/>
            <text:p>Usage</text:p>
            <text:p>Organic wheat beers, white, light beers, beers with low or no alcohol. Recommended max. proportion: up to 30% of the mix</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ARA FROMENT RUBY NATURE</text:p>
          </table:table-cell>
          <table:table-cell office:value-type="string" calcext:value-type="string">
            <text:p>Grain malté</text:p>
          </table:table-cell>
          <table:table-cell office:value-type="string" calcext:value-type="string">
            <text:p>Caramel|Crystal</text:p>
          </table:table-cell>
          <table:table-cell office:value-type="float" office:value="50" calcext:value-type="float">
            <text:p>50</text:p>
          </table:table-cell>
          <table:table-cell office:value-type="float" office:value="78" calcext:value-type="float">
            <text:p>78</text:p>
          </table:table-cell>
          <table:table-cell office:value-type="string" calcext:value-type="string">
            <text:p>Blé</text:p>
          </table:table-cell>
          <table:table-cell office:value-type="string" calcext:value-type="string">
            <text:p>2022</text:p>
          </table:table-cell>
          <table:table-cell office:value-type="string" calcext:value-type="string">
            <text:p>https://www.castlemalting.com/CastleMaltingMaltSpecification.asp?Command=SpecificationShow&amp;SpecificationID=248&amp;CropYear=2022&amp;Language=French&amp;FileType=HTML</text:p>
          </table:table-cell>
          <table:table-cell office:value-type="string" calcext:value-type="string">
            <text:p/>
            <text:p>Caractéristiques</text:p>
            <text:p>Malt BIO certifié. Malt froment caramélisé brun clair. Il est torréfié à partir de malt de froment vert.</text:p>
            <text:p/>
            <text:p>Particularités</text:p>
            <text:p>Le Malt Château Cara Wheat Ruby Nature donne un arôme doux de bonbon avec des notes d’amandes et biscuit. Il confère un aspect crémeux et dense à la bière. Le malt Château Cara Wheat Ruby Nature est recommandé pour le réglage de la couleur et l’enrichissement de la saveur. Il est utilisé pour améliorer la mousse et sa rétention.</text:p>
            <text:p/>
            <text:p>Usage</text:p>
            <text:p>Bieres Bio de froment, rouges, Blanche Belge dorée ou bières brunes, bières légères, bières à faible densité alcoolique et sans alcool. Mélange maximum recommandé : jusqu’à 30%.</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FROMENT CHOCOLAT NATURE®</text:p>
          </table:table-cell>
          <table:table-cell office:value-type="string" calcext:value-type="string">
            <text:p>Grain malté</text:p>
          </table:table-cell>
          <table:table-cell office:value-type="string" calcext:value-type="string">
            <text:p>Chocolat</text:p>
          </table:table-cell>
          <table:table-cell office:value-type="float" office:value="950" calcext:value-type="float">
            <text:p>950</text:p>
          </table:table-cell>
          <table:table-cell office:value-type="float" office:value="77" calcext:value-type="float">
            <text:p>77</text:p>
          </table:table-cell>
          <table:table-cell office:value-type="string" calcext:value-type="string">
            <text:p>Blé</text:p>
          </table:table-cell>
          <table:table-cell office:value-type="string" calcext:value-type="string">
            <text:p>2022</text:p>
          </table:table-cell>
          <table:table-cell office:value-type="string" calcext:value-type="string">
            <text:p>https://www.castlemalting.com/CastleMaltingMaltSpecification.asp?Command=SpecificationShow&amp;SpecificationID=283&amp;CropYear=2022&amp;Language=French&amp;FileType=HTML</text:p>
          </table:table-cell>
          <table:table-cell office:value-type="string" calcext:value-type="string">
            <text:p/>
            <text:p>Caractéristiques</text:p>
            <text:p>Malt belge de blé Chocolat. Le blé malté est torréfié à 230 ° C, puis refroidi rapidement lorsque la couleur désirée est atteinte.</text:p>
            <text:p/>
            <text:p>Particularités</text:p>
            <text:p>Malt Château Froment Chocolat est un malt très torréfié, mais pas autant élevé que le malt noir. Grâce à ce malt, une couleur brun foncé avec des notes de café noir et chocolat doux-amer peut être obtenue dans la bière. La version blé du malt Chocolat a un caractère de chocolat noir plus prononcé par rapport à la version de l'orge. Ce malt ajoute de la couleur et de la saveur à une grande variété de bières foncées et il est utilisé pour adoucir certaines bières brunes de style anglais, telles que les stouts, porteurs, ou ales brunes.</text:p>
            <text:p/>
            <text:p>Usage</text:p>
            <text:p>Bières brunes de style anglais, stouts, porteurs, ou ales brunes. Ce malt doit être utilisé jusqu'à 20% du mélange.</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MALT CHÂTEAU RYE NATURE®</text:p>
          </table:table-cell>
          <table:table-cell office:value-type="string" calcext:value-type="string">
            <text:p>Grain malté</text:p>
          </table:table-cell>
          <table:table-cell office:value-type="string" calcext:value-type="string">
            <text:p>Base (Sègle)</text:p>
          </table:table-cell>
          <table:table-cell office:value-type="string" calcext:value-type="string">
            <text:p>5.5</text:p>
          </table:table-cell>
          <table:table-cell office:value-type="float" office:value="83" calcext:value-type="float">
            <text:p>83</text:p>
          </table:table-cell>
          <table:table-cell office:value-type="string" calcext:value-type="string">
            <text:p>Seigle</text:p>
          </table:table-cell>
          <table:table-cell office:value-type="string" calcext:value-type="string">
            <text:p>2022</text:p>
          </table:table-cell>
          <table:table-cell office:value-type="string" calcext:value-type="string">
            <text:p>https://www.castlemalting.com/CastleMaltingMaltSpecification.asp?Command=SpecificationShow&amp;SpecificationID=228&amp;CropYear=2022&amp;Language=French&amp;FileType=HTML</text:p>
          </table:table-cell>
          <table:table-cell office:value-type="string" calcext:value-type="string">
            <text:p/>
            <text:p>Caractéristiques</text:p>
            <text:p>Type de malt BIO entièrement modifié et décortiqué avec une teneur élevée en β-glucane. Il se comporte bien dans un empâtage par infusion à température unique.</text:p>
            <text:p/>
            <text:p>Particularités</text:p>
            <text:p>Donne une couleur dorée à votre bière BIO. Ce malt BIO apporte une touche unique de saveur de seigle et ajoute une complexité intéressante en offrant une nouvelle touche dans de nombreux styles de bière BIO bien connus.</text:p>
            <text:p/>
            <text:p>Usage</text:p>
            <text:p>Jusqu’à 30% du mélange</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MALT CHÂTEAU OAT NATURE®</text:p>
          </table:table-cell>
          <table:table-cell office:value-type="string" calcext:value-type="string">
            <text:p>Grain malté</text:p>
          </table:table-cell>
          <table:table-cell office:value-type="string" calcext:value-type="string">
            <text:p>Base (Pilsner|Lager)</text:p>
          </table:table-cell>
          <table:table-cell office:value-type="float" office:value="5" calcext:value-type="float">
            <text:p>5</text:p>
          </table:table-cell>
          <table:table-cell office:value-type="float" office:value="80" calcext:value-type="float">
            <text:p>80</text:p>
          </table:table-cell>
          <table:table-cell office:value-type="string" calcext:value-type="string">
            <text:p>Avoine</text:p>
          </table:table-cell>
          <table:table-cell office:value-type="string" calcext:value-type="string">
            <text:p>2022</text:p>
          </table:table-cell>
          <table:table-cell office:value-type="string" calcext:value-type="string">
            <text:p>https://www.castlemalting.com/CastleMaltingMaltSpecification.asp?Command=SpecificationShow&amp;SpecificationID=227&amp;CropYear=2022&amp;Language=French&amp;FileType=HTML</text:p>
          </table:table-cell>
          <table:table-cell office:value-type="string" calcext:value-type="string">
            <text:p/>
            <text:p>Caractéristiques</text:p>
            <text:p>Le malt Château Avoine Nature est produit à partir de grains d’avoine décortiqués. Ce type de malt BIO a un très faible pouvoir diastasique et des valeurs d'extraction modérées.</text:p>
            <text:p/>
            <text:p>Particularités</text:p>
            <text:p>Le malt Château Avoine Nature donne une douceur distinctive à la bière BIO. Parfait pour améliorer le corps de la bière, sa note de tête et la saveur des bières brunes. Utilisé comme complément de saveur, il réhausse le goût de biscuit dans la bière BIO et lui donne une texture unique et crémeuse. Convient à n'importe quel style de bière anglaise brune BIO.</text:p>
            <text:p/>
            <text:p>Usage</text:p>
            <text:p>Jusqu’à 15% du mélange. </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MALT CHÂTEAU SPELT NATURE®</text:p>
          </table:table-cell>
          <table:table-cell office:value-type="string" calcext:value-type="string">
            <text:p>Grain malté</text:p>
          </table:table-cell>
          <table:table-cell office:value-type="string" calcext:value-type="string">
            <text:p>Base (Pilsner|Lager)</text:p>
          </table:table-cell>
          <table:table-cell office:value-type="float" office:value="5" calcext:value-type="float">
            <text:p>5</text:p>
          </table:table-cell>
          <table:table-cell office:value-type="float" office:value="79" calcext:value-type="float">
            <text:p>79</text:p>
          </table:table-cell>
          <table:table-cell office:value-type="string" calcext:value-type="string">
            <text:p>Épeautre</text:p>
          </table:table-cell>
          <table:table-cell office:value-type="string" calcext:value-type="string">
            <text:p>2022</text:p>
          </table:table-cell>
          <table:table-cell office:value-type="string" calcext:value-type="string">
            <text:p>https://www.castlemalting.com/CastleMaltingMaltSpecification.asp?Command=SpecificationShow&amp;SpecificationID=230&amp;CropYear=2022&amp;Language=French&amp;FileType=HTML</text:p>
          </table:table-cell>
          <table:table-cell office:value-type="string" calcext:value-type="string">
            <text:p/>
            <text:p>Caractéristiques</text:p>
            <text:p>Château Epeautre Nature est un type de malt pale BIO, bien modifié. Produit à partir de variétés de blé dur à grains durs (Heirloom), il a un niveau plus élevé en protéines par rapport aux autres malts de blé.</text:p>
            <text:p/>
            <text:p>Particularités</text:p>
            <text:p>Il donne un agréable goût de noisette, apporte un arôme épicé et un caractère terreux à votre bière BIO. Parfait pour les bières belges de saison et les bières de blé BIO.</text:p>
            <text:p/>
            <text:p>Usage</text:p>
            <text:p>Jusqu’à 15% du mélange. </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MALT CHÂTEAU BUCKWHEAT NATURE® (SARRASIN BIO)</text:p>
          </table:table-cell>
          <table:table-cell office:value-type="string" calcext:value-type="string">
            <text:p>Grain malté</text:p>
          </table:table-cell>
          <table:table-cell office:value-type="string" calcext:value-type="string">
            <text:p>Base (Blé)</text:p>
          </table:table-cell>
          <table:table-cell office:value-type="string" calcext:value-type="string">
            <text:p>9.5</text:p>
          </table:table-cell>
          <table:table-cell office:value-type="float" office:value="66" calcext:value-type="float">
            <text:p>66</text:p>
          </table:table-cell>
          <table:table-cell office:value-type="string" calcext:value-type="string">
            <text:p>Sarrasin</text:p>
          </table:table-cell>
          <table:table-cell office:value-type="string" calcext:value-type="string">
            <text:p>2022</text:p>
          </table:table-cell>
          <table:table-cell office:value-type="string" calcext:value-type="string">
            <text:p>https://www.castlemalting.com/CastleMaltingMaltSpecification.asp?Command=SpecificationShow&amp;SpecificationID=224&amp;CropYear=2022&amp;Language=French&amp;FileType=HTML</text:p>
          </table:table-cell>
          <table:table-cell office:value-type="string" calcext:value-type="string">
            <text:p/>
            <text:p>Caractéristiques</text:p>
            <text:p>Malté à partir d’une pseudo-céréale, le malt Château Sarrasin Nature est utilisé pour produire de la bière sans gluten.</text:p>
            <text:p/>
            <text:p>Particularités</text:p>
            <text:p>Château Sarrasin Nature a les propriétés adéquates pour remplacer le malt d’orge afin de produire de la bière BIO sans gluten. Apporte une saveur de noisette et de malt à votre bière BIO. Il peut également être utilisé dans les bières spéciales BIO pour rendre une note de richesse et profondeur. NB! Le Malt Château Sarrasin Nature n'a pas de pouvoir diastasique.</text:p>
            <text:p/>
            <text:p>Usage</text:p>
            <text:p>Jusqu’à 40% du mélange. </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TOURBÉ NATURE</text:p>
          </table:table-cell>
          <table:table-cell office:value-type="string" calcext:value-type="string">
            <text:p>Grain malté</text:p>
          </table:table-cell>
          <table:table-cell office:value-type="string" calcext:value-type="string">
            <text:p>Base (Fumé)</text:p>
          </table:table-cell>
          <table:table-cell office:value-type="float" office:value="2" calcext:value-type="float">
            <text:p>2</text:p>
          </table:table-cell>
          <table:table-cell office:value-type="float" office:value="81" calcext:value-type="float">
            <text:p>81</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07&amp;CropYear=2022&amp;Language=French&amp;FileType=HTML</text:p>
          </table:table-cell>
          <table:table-cell office:value-type="string" calcext:value-type="string">
            <text:p/>
            <text:p>Caractéristiques</text:p>
            <text:p>Fumé à la tourbe écossaise durant le touraillage.</text:p>
            <text:p/>
            <text:p>Particularités</text:p>
            <text:p>Donne goût et arôme fumés, typiques pour bières de style allemandes classiques BIO. La bière fumée brassée avec du malt tourbé Château Tourbé Nature a le goût d’incendie de forêt – mais dans le bon sens du terme !! Une telle bière a une mousse abondante et une saveur ressemblant aux ales pétillantes.</text:p>
            <text:p/>
            <text:p>Usage</text:p>
            <text:p>Bières de type BIO Ecossaises, fumées, spéciales. Mélange recommandé : jusqu`à 10%.</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HIT BARLEY NATURE MALT FLAKES®</text:p>
          </table:table-cell>
          <table:table-cell table:number-columns-repeated="2" office:value-type="string" calcext:value-type="string">
            <text:p>Flocons maltés</text:p>
          </table:table-cell>
          <table:table-cell office:value-type="float" office:value="5" calcext:value-type="float">
            <text:p>5</text:p>
          </table:table-cell>
          <table:table-cell office:value-type="float" office:value="77" calcext:value-type="float">
            <text:p>77</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25&amp;CropYear=2022&amp;Language=French&amp;FileType=HTML</text:p>
          </table:table-cell>
          <table:table-cell office:value-type="string" calcext:value-type="string">
            <text:p/>
            <text:p>Caractéristiques</text:p>
            <text:p>Type de malt BIO légèrement touraillé, produit à partir d'orge trempée qui a germé pendant un temps très court</text:p>
            <text:p/>
            <text:p>Particularités</text:p>
            <text:p>Les flocons d'orge maltée BIO conservent la plupart des caractéristiques d'orge brut et sont utilisés pour améliorer la stabilité de la mousse et équilibrer le malt à haute solubilité. Confèrent une riche saveur de grains secs à la bière BIO et sont principalement utilisés dans stout. Ce malt BIO améliore la formation de la note de tête et assure la stabilité</text:p>
            <text:p/>
            <text:p>Usage</text:p>
            <text:p>Jusqu’à 30% du mélange.</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HIT WHEAT NATURE MALT FLAKES® </text:p>
          </table:table-cell>
          <table:table-cell table:number-columns-repeated="2" office:value-type="string" calcext:value-type="string">
            <text:p>Flocons maltés</text:p>
          </table:table-cell>
          <table:table-cell office:value-type="float" office:value="7" calcext:value-type="float">
            <text:p>7</text:p>
          </table:table-cell>
          <table:table-cell office:value-type="float" office:value="77" calcext:value-type="float">
            <text:p>77</text:p>
          </table:table-cell>
          <table:table-cell office:value-type="string" calcext:value-type="string">
            <text:p>Blé</text:p>
          </table:table-cell>
          <table:table-cell office:value-type="string" calcext:value-type="string">
            <text:p>2022</text:p>
          </table:table-cell>
          <table:table-cell office:value-type="string" calcext:value-type="string">
            <text:p>https://www.castlemalting.com/CastleMaltingMaltSpecification.asp?Command=SpecificationShow&amp;SpecificationID=226&amp;CropYear=2022&amp;Language=French&amp;FileType=HTML</text:p>
          </table:table-cell>
          <table:table-cell office:value-type="string" calcext:value-type="string">
            <text:p/>
            <text:p>Caractéristiques</text:p>
            <text:p>Grains aplatis de blé malté - type de malt BIO légèrement touraillé, produit à partir du blé trempé qui a germé pendant un temps très court.</text:p>
            <text:p/>
            <text:p>Particularités</text:p>
            <text:p>Les flocons de blé malté BIO conservent la plupart des caractéristiques de blé brut et sont utilisés pour améliorer la stabilité de la mousse et équilibrer le malt à haute solubilité. Les flocons peuvent être ajoutés directement dans le moût.</text:p>
            <text:p/>
            <text:p>Usage</text:p>
            <text:p>Jusqu’à 25% du mélange. </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FLOCONS D’AVOINE NATURE</text:p>
          </table:table-cell>
          <table:table-cell table:number-columns-repeated="2" office:value-type="string" calcext:value-type="string">
            <text:p>Flocons</text:p>
          </table:table-cell>
          <table:table-cell office:value-type="float" office:value="4" calcext:value-type="float">
            <text:p>4</text:p>
          </table:table-cell>
          <table:table-cell office:value-type="string" calcext:value-type="string">
            <text:p>69.5</text:p>
          </table:table-cell>
          <table:table-cell office:value-type="string" calcext:value-type="string">
            <text:p>Avoine</text:p>
          </table:table-cell>
          <table:table-cell office:value-type="string" calcext:value-type="string">
            <text:p>2022</text:p>
          </table:table-cell>
          <table:table-cell office:value-type="string" calcext:value-type="string">
            <text:p>https://www.castlemalting.com/CastleMaltingMaltSpecification.asp?Command=SpecificationShow&amp;SpecificationID=286&amp;CropYear=2022&amp;Language=French&amp;FileType=HTML</text:p>
          </table:table-cell>
          <table:table-cell office:value-type="string" calcext:value-type="string">
            <text:p/>
            <text:p>Caractéristiques</text:p>
            <text:p>Les flocons d’avoine nature sont des auxiliaires de brassage prégélatinisés, produits à partir de grains d’avoine sélectionnés, soumis à un processus de floconnage où le grain entier est cuit à la vapeur et passé entre des cylindres chauffés pour ouvrir la structure de l'amidon dans l'endosperme du noyau. De plus, ils ont un niveau modéré de lipides et des niveaux élevés de glucanes et de protéines, qui doivent être pris en compte dans le processus de brassage.</text:p>
            <text:p/>
            <text:p>Particularités</text:p>
            <text:p>Grâce à des taux élevés de bêta-glucanes et de protéines, les Château Flocons d’avoine donnent de l’onctuosité et une sensation soyeuse en bouche, ils améliorent la rétention du corps et de la tête de la bière. Ils peuvent être ajoutés directement à l’empâtage, sans concassage ou cuisson préliminaire, car il s'agit d'un auxiliaire pré-gélatinisé, sous forme de flocons.</text:p>
            <text:p/>
            <text:p>Usage</text:p>
            <text:p>Conseillés pour des bières type English Porter, Stout, New England IPA et des bières blanches belges. Jusqu’à 10% du mélange. Cas particulier pour la bière noire à l'avoine où ils peuvent être ajoutés jusqu’à 25% du mélange.</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ACIDE NATURE®</text:p>
          </table:table-cell>
          <table:table-cell office:value-type="string" calcext:value-type="string">
            <text:p>Grain malté</text:p>
          </table:table-cell>
          <table:table-cell office:value-type="string" calcext:value-type="string">
            <text:p>Acidulé</text:p>
          </table:table-cell>
          <table:table-cell office:value-type="float" office:value="11" calcext:value-type="float">
            <text:p>11</text:p>
          </table:table-cell>
          <table:table-cell office:value-type="float" office:value="74" calcext:value-type="float">
            <text:p>74</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31&amp;CropYear=2022&amp;Language=French&amp;FileType=HTML</text:p>
          </table:table-cell>
          <table:table-cell office:value-type="string" calcext:value-type="string">
            <text:p/>
            <text:p>Caractéristiques</text:p>
            <text:p>Malt d’orge acidulé BIO aux lactobacilles, qui diminue le pH du moût et peut être utilisé lors du brassage avec de l’eau riche en bicarbonate.</text:p>
            <text:p/>
            <text:p>Particularités</text:p>
            <text:p>Le malt Château Acide Nature est une solution parfaite pour l'eau de brassage avec une alcalinité faible. Améliore la performance des enzymes hydrolytiques et assure un meilleur empâtage. Il intensifie également la fermentation en ajustant le niveau du pH. Le malt acide améliore le goût bien équilibré de votre bière BIO et renforce la stabilité de son arôme.</text:p>
            <text:p/>
            <text:p>Usage</text:p>
            <text:p>Jusqu’à 5% du mélange. </text:p>
            <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0.999cm" fo:page-height="29.699cm" style:num-format="1" style:print-orientation="portrait" fo:margin-top="2.54cm" fo:margin-bottom="2.54cm" fo:margin-left="3.175cm" fo:margin-right="3.175cm" style:writing-mode="lr-tb"/>
      <style:header-style/>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7-26">00/00/0000</text:date>, <text:time style:data-style-name="N2" text:time-value="07:19:47.90323563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Standard" style:page-layout-name="Mpm3">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50$Build-2</meta:generator>
    <meta:initial-creator>phpMyAdmin 5.2.1-1.fc38</meta:initial-creator>
    <meta:creation-date>2023-07-26T04:59:50+00:00</meta:creation-date>
    <dc:date>2023-07-26T07:22:12.527032773</dc:date>
    <meta:editing-duration>PT7M9S</meta:editing-duration>
    <meta:editing-cycles>6</meta:editing-cycles>
    <meta:document-statistic meta:table-count="1" meta:cell-count="1056" meta:object-count="0"/>
  </office:meta>
</office:document-meta>
</file>